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82544400" calcext:value-type="float">
            <text:p>82544400</text:p>
          </table:table-cell>
          <table:table-cell office:value-type="float" office:value="109430748" calcext:value-type="float">
            <text:p>109430748</text:p>
          </table:table-cell>
          <table:table-cell office:value-type="float" office:value="1140811452" calcext:value-type="float">
            <text:p>1140811452</text:p>
          </table:table-cell>
          <table:table-cell office:value-type="float" office:value="1367625204" calcext:value-type="float">
            <text:p>13676252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80973254.53125" calcext:value-type="float">
            <text:p>80973254,53125</text:p>
          </table:table-cell>
          <table:table-cell table:formula="of:=AVERAGE([.B2:.B257])" office:value-type="float" office:value="93915591.46875" calcext:value-type="float">
            <text:p>93915591,46875</text:p>
          </table:table-cell>
          <table:table-cell table:formula="of:=AVERAGE([.C2:.C257])" office:value-type="float" office:value="1127015871.89063" calcext:value-type="float">
            <text:p>1127015871,89063</text:p>
          </table:table-cell>
          <table:table-cell table:formula="of:=AVERAGE([.D2:.D257])" office:value-type="float" office:value="1351933908.89063" calcext:value-type="float">
            <text:p>1351933908,89063</text:p>
          </table:table-cell>
        </table:table-row>
        <table:table-row table:style-name="ro1">
          <table:table-cell office:value-type="float" office:value="80773776" calcext:value-type="float">
            <text:p>80773776</text:p>
          </table:table-cell>
          <table:table-cell office:value-type="float" office:value="106286220" calcext:value-type="float">
            <text:p>106286220</text:p>
          </table:table-cell>
          <table:table-cell office:value-type="float" office:value="1140423480" calcext:value-type="float">
            <text:p>1140423480</text:p>
          </table:table-cell>
          <table:table-cell office:value-type="float" office:value="1368052560" calcext:value-type="float">
            <text:p>13680525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365175.352102886" calcext:value-type="float">
            <text:p>365175,352102886</text:p>
          </table:table-cell>
          <table:table-cell table:formula="of:=COM.MICROSOFT.STDEV.P([.B2:.B257])" office:value-type="float" office:value="1975449.06827519" calcext:value-type="float">
            <text:p>1975449,06827519</text:p>
          </table:table-cell>
          <table:table-cell table:formula="of:=COM.MICROSOFT.STDEV.P([.C2:.C257])" office:value-type="float" office:value="8700735.18515975" calcext:value-type="float">
            <text:p>8700735,18515975</text:p>
          </table:table-cell>
          <table:table-cell table:formula="of:=COM.MICROSOFT.STDEV.P([.D2:.D257])" office:value-type="float" office:value="2577146.83299696" calcext:value-type="float">
            <text:p>2577146,83299696</text:p>
          </table:table-cell>
        </table:table-row>
        <table:table-row table:style-name="ro1">
          <table:table-cell office:value-type="float" office:value="80793180" calcext:value-type="float">
            <text:p>80793180</text:p>
          </table:table-cell>
          <table:table-cell office:value-type="float" office:value="97840368" calcext:value-type="float">
            <text:p>97840368</text:p>
          </table:table-cell>
          <table:table-cell office:value-type="float" office:value="1119316464" calcext:value-type="float">
            <text:p>1119316464</text:p>
          </table:table-cell>
          <table:table-cell office:value-type="float" office:value="1362544920" calcext:value-type="float">
            <text:p>13625449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450982678437303" calcext:value-type="float">
            <text:p>0,450982678437303</text:p>
          </table:table-cell>
          <table:table-cell table:formula="of:=[.M3] / [.M2] * 100" office:value-type="float" office:value="2.10343036484258" calcext:value-type="float">
            <text:p>2,10343036484258</text:p>
          </table:table-cell>
          <table:table-cell table:formula="of:=[.N3] / [.N2] * 100" office:value-type="float" office:value="0.772015319585858" calcext:value-type="float">
            <text:p>0,772015319585858</text:p>
          </table:table-cell>
          <table:table-cell table:formula="of:=[.O3] / [.O2] * 100" office:value-type="float" office:value="0.190626687891254" calcext:value-type="float">
            <text:p>0,190626687891254</text:p>
          </table:table-cell>
        </table:table-row>
        <table:table-row table:style-name="ro1">
          <table:table-cell office:value-type="float" office:value="80728596" calcext:value-type="float">
            <text:p>80728596</text:p>
          </table:table-cell>
          <table:table-cell office:value-type="float" office:value="94274136" calcext:value-type="float">
            <text:p>94274136</text:p>
          </table:table-cell>
          <table:table-cell office:value-type="float" office:value="1122485400" calcext:value-type="float">
            <text:p>1122485400</text:p>
          </table:table-cell>
          <table:table-cell office:value-type="float" office:value="1347346656" calcext:value-type="float">
            <text:p>13473466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59232.5030548477" calcext:value-type="float">
            <text:p>59232,5030548477</text:p>
          </table:table-cell>
          <table:table-cell table:formula="of:=COM.MICROSOFT.CONFIDENCE.T(0.01; [.M3]; 256)" office:value-type="float" office:value="320423.578145382" calcext:value-type="float">
            <text:p>320423,578145382</text:p>
          </table:table-cell>
          <table:table-cell table:formula="of:=COM.MICROSOFT.CONFIDENCE.T(0.01; [.N3]; 256)" office:value-type="float" office:value="1411284.5252743" calcext:value-type="float">
            <text:p>1411284,5252743</text:p>
          </table:table-cell>
          <table:table-cell table:formula="of:=COM.MICROSOFT.CONFIDENCE.T(0.01; [.O3]; 256)" office:value-type="float" office:value="418020.703695454" calcext:value-type="float">
            <text:p>418020,703695454</text:p>
          </table:table-cell>
        </table:table-row>
        <table:table-row table:style-name="ro1">
          <table:table-cell office:value-type="float" office:value="80724744" calcext:value-type="float">
            <text:p>80724744</text:p>
          </table:table-cell>
          <table:table-cell office:value-type="float" office:value="93984984" calcext:value-type="float">
            <text:p>93984984</text:p>
          </table:table-cell>
          <table:table-cell office:value-type="float" office:value="1132692732" calcext:value-type="float">
            <text:p>1132692732</text:p>
          </table:table-cell>
          <table:table-cell office:value-type="float" office:value="1347512004" calcext:value-type="float">
            <text:p>13475120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29672" calcext:value-type="float">
            <text:p>81129672</text:p>
          </table:table-cell>
          <table:table-cell office:value-type="float" office:value="94197888" calcext:value-type="float">
            <text:p>94197888</text:p>
          </table:table-cell>
          <table:table-cell office:value-type="float" office:value="1118383668" calcext:value-type="float">
            <text:p>1118383668</text:p>
          </table:table-cell>
          <table:table-cell office:value-type="float" office:value="1347204204" calcext:value-type="float">
            <text:p>13472042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9328" calcext:value-type="float">
            <text:p>80879328</text:p>
          </table:table-cell>
          <table:table-cell office:value-type="float" office:value="94715496" calcext:value-type="float">
            <text:p>94715496</text:p>
          </table:table-cell>
          <table:table-cell office:value-type="float" office:value="1128794112" calcext:value-type="float">
            <text:p>1128794112</text:p>
          </table:table-cell>
          <table:table-cell office:value-type="float" office:value="1350036432" calcext:value-type="float">
            <text:p>13500364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3.9183719169356" calcext:value-type="float">
            <text:p>13,9183719169356</text:p>
          </table:table-cell>
          <table:table-cell table:number-columns-repeated="3"/>
        </table:table-row>
        <table:table-row table:style-name="ro1">
          <table:table-cell office:value-type="float" office:value="80760024" calcext:value-type="float">
            <text:p>80760024</text:p>
          </table:table-cell>
          <table:table-cell office:value-type="float" office:value="94172652" calcext:value-type="float">
            <text:p>94172652</text:p>
          </table:table-cell>
          <table:table-cell office:value-type="float" office:value="1117930968" calcext:value-type="float">
            <text:p>1117930968</text:p>
          </table:table-cell>
          <table:table-cell office:value-type="float" office:value="1351183788" calcext:value-type="float">
            <text:p>13511837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14.3952019866741" calcext:value-type="float">
            <text:p>14,3952019866741</text:p>
          </table:table-cell>
          <table:table-cell table:number-columns-repeated="3"/>
        </table:table-row>
        <table:table-row table:style-name="ro1">
          <table:table-cell office:value-type="float" office:value="80730180" calcext:value-type="float">
            <text:p>80730180</text:p>
          </table:table-cell>
          <table:table-cell office:value-type="float" office:value="94391640" calcext:value-type="float">
            <text:p>94391640</text:p>
          </table:table-cell>
          <table:table-cell office:value-type="float" office:value="1136847708" calcext:value-type="float">
            <text:p>1136847708</text:p>
          </table:table-cell>
          <table:table-cell office:value-type="float" office:value="1349447904" calcext:value-type="float">
            <text:p>13494479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0616" calcext:value-type="float">
            <text:p>80960616</text:p>
          </table:table-cell>
          <table:table-cell office:value-type="float" office:value="94019004" calcext:value-type="float">
            <text:p>94019004</text:p>
          </table:table-cell>
          <table:table-cell office:value-type="float" office:value="1127240604" calcext:value-type="float">
            <text:p>1127240604</text:p>
          </table:table-cell>
          <table:table-cell office:value-type="float" office:value="1348413372" calcext:value-type="float">
            <text:p>13484133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330876" calcext:value-type="float">
            <text:p>81330876</text:p>
          </table:table-cell>
          <table:table-cell office:value-type="float" office:value="93758436" calcext:value-type="float">
            <text:p>93758436</text:p>
          </table:table-cell>
          <table:table-cell office:value-type="float" office:value="1121337684" calcext:value-type="float">
            <text:p>1121337684</text:p>
          </table:table-cell>
          <table:table-cell office:value-type="float" office:value="1349655876" calcext:value-type="float">
            <text:p>13496558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383616" calcext:value-type="float">
            <text:p>81383616</text:p>
          </table:table-cell>
          <table:table-cell office:value-type="float" office:value="93554100" calcext:value-type="float">
            <text:p>93554100</text:p>
          </table:table-cell>
          <table:table-cell office:value-type="float" office:value="1133928108" calcext:value-type="float">
            <text:p>1133928108</text:p>
          </table:table-cell>
          <table:table-cell office:value-type="float" office:value="1347738984" calcext:value-type="float">
            <text:p>13477389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25792" calcext:value-type="float">
            <text:p>81225792</text:p>
          </table:table-cell>
          <table:table-cell office:value-type="float" office:value="93492828" calcext:value-type="float">
            <text:p>93492828</text:p>
          </table:table-cell>
          <table:table-cell office:value-type="float" office:value="1116934704" calcext:value-type="float">
            <text:p>1116934704</text:p>
          </table:table-cell>
          <table:table-cell office:value-type="float" office:value="1348577172" calcext:value-type="float">
            <text:p>13485771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71368" calcext:value-type="float">
            <text:p>81271368</text:p>
          </table:table-cell>
          <table:table-cell office:value-type="float" office:value="93529116" calcext:value-type="float">
            <text:p>93529116</text:p>
          </table:table-cell>
          <table:table-cell office:value-type="float" office:value="1142762472" calcext:value-type="float">
            <text:p>1142762472</text:p>
          </table:table-cell>
          <table:table-cell office:value-type="float" office:value="1349045388" calcext:value-type="float">
            <text:p>13490453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55204" calcext:value-type="float">
            <text:p>81255204</text:p>
          </table:table-cell>
          <table:table-cell office:value-type="float" office:value="93601764" calcext:value-type="float">
            <text:p>93601764</text:p>
          </table:table-cell>
          <table:table-cell office:value-type="float" office:value="1139712624" calcext:value-type="float">
            <text:p>1139712624</text:p>
          </table:table-cell>
          <table:table-cell office:value-type="float" office:value="1348434000" calcext:value-type="float">
            <text:p>13484340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54440" calcext:value-type="float">
            <text:p>81154440</text:p>
          </table:table-cell>
          <table:table-cell office:value-type="float" office:value="93480624" calcext:value-type="float">
            <text:p>93480624</text:p>
          </table:table-cell>
          <table:table-cell office:value-type="float" office:value="1137687300" calcext:value-type="float">
            <text:p>1137687300</text:p>
          </table:table-cell>
          <table:table-cell office:value-type="float" office:value="1351503432" calcext:value-type="float">
            <text:p>13515034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28460" calcext:value-type="float">
            <text:p>80828460</text:p>
          </table:table-cell>
          <table:table-cell office:value-type="float" office:value="93619656" calcext:value-type="float">
            <text:p>93619656</text:p>
          </table:table-cell>
          <table:table-cell office:value-type="float" office:value="1131609456" calcext:value-type="float">
            <text:p>1131609456</text:p>
          </table:table-cell>
          <table:table-cell office:value-type="float" office:value="1349353764" calcext:value-type="float">
            <text:p>13493537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555084" calcext:value-type="float">
            <text:p>81555084</text:p>
          </table:table-cell>
          <table:table-cell office:value-type="float" office:value="93431016" calcext:value-type="float">
            <text:p>93431016</text:p>
          </table:table-cell>
          <table:table-cell office:value-type="float" office:value="1117615968" calcext:value-type="float">
            <text:p>1117615968</text:p>
          </table:table-cell>
          <table:table-cell office:value-type="float" office:value="1348398792" calcext:value-type="float">
            <text:p>13483987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58584" calcext:value-type="float">
            <text:p>80758584</text:p>
          </table:table-cell>
          <table:table-cell office:value-type="float" office:value="94282308" calcext:value-type="float">
            <text:p>94282308</text:p>
          </table:table-cell>
          <table:table-cell office:value-type="float" office:value="1120740984" calcext:value-type="float">
            <text:p>1120740984</text:p>
          </table:table-cell>
          <table:table-cell office:value-type="float" office:value="1349524872" calcext:value-type="float">
            <text:p>13495248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33660" calcext:value-type="float">
            <text:p>81033660</text:p>
          </table:table-cell>
          <table:table-cell office:value-type="float" office:value="93706092" calcext:value-type="float">
            <text:p>93706092</text:p>
          </table:table-cell>
          <table:table-cell office:value-type="float" office:value="1122517944" calcext:value-type="float">
            <text:p>1122517944</text:p>
          </table:table-cell>
          <table:table-cell office:value-type="float" office:value="1349437572" calcext:value-type="float">
            <text:p>13494375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72072" calcext:value-type="float">
            <text:p>81072072</text:p>
          </table:table-cell>
          <table:table-cell office:value-type="float" office:value="100669320" calcext:value-type="float">
            <text:p>100669320</text:p>
          </table:table-cell>
          <table:table-cell office:value-type="float" office:value="1138956084" calcext:value-type="float">
            <text:p>1138956084</text:p>
          </table:table-cell>
          <table:table-cell office:value-type="float" office:value="1356626088" calcext:value-type="float">
            <text:p>13566260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01204" calcext:value-type="float">
            <text:p>81201204</text:p>
          </table:table-cell>
          <table:table-cell office:value-type="float" office:value="93317508" calcext:value-type="float">
            <text:p>93317508</text:p>
          </table:table-cell>
          <table:table-cell office:value-type="float" office:value="1119734676" calcext:value-type="float">
            <text:p>1119734676</text:p>
          </table:table-cell>
          <table:table-cell office:value-type="float" office:value="1349566776" calcext:value-type="float">
            <text:p>13495667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83376" calcext:value-type="float">
            <text:p>81083376</text:p>
          </table:table-cell>
          <table:table-cell office:value-type="float" office:value="93087036" calcext:value-type="float">
            <text:p>93087036</text:p>
          </table:table-cell>
          <table:table-cell office:value-type="float" office:value="1127194668" calcext:value-type="float">
            <text:p>1127194668</text:p>
          </table:table-cell>
          <table:table-cell office:value-type="float" office:value="1351391544" calcext:value-type="float">
            <text:p>13513915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59500" calcext:value-type="float">
            <text:p>80959500</text:p>
          </table:table-cell>
          <table:table-cell office:value-type="float" office:value="93362580" calcext:value-type="float">
            <text:p>93362580</text:p>
          </table:table-cell>
          <table:table-cell office:value-type="float" office:value="1118667852" calcext:value-type="float">
            <text:p>1118667852</text:p>
          </table:table-cell>
          <table:table-cell office:value-type="float" office:value="1350911196" calcext:value-type="float">
            <text:p>13509111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23976" calcext:value-type="float">
            <text:p>81023976</text:p>
          </table:table-cell>
          <table:table-cell office:value-type="float" office:value="93203964" calcext:value-type="float">
            <text:p>93203964</text:p>
          </table:table-cell>
          <table:table-cell office:value-type="float" office:value="1117640592" calcext:value-type="float">
            <text:p>1117640592</text:p>
          </table:table-cell>
          <table:table-cell office:value-type="float" office:value="1350782100" calcext:value-type="float">
            <text:p>13507821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7824" calcext:value-type="float">
            <text:p>80887824</text:p>
          </table:table-cell>
          <table:table-cell office:value-type="float" office:value="93345228" calcext:value-type="float">
            <text:p>93345228</text:p>
          </table:table-cell>
          <table:table-cell office:value-type="float" office:value="1141565076" calcext:value-type="float">
            <text:p>1141565076</text:p>
          </table:table-cell>
          <table:table-cell office:value-type="float" office:value="1351243296" calcext:value-type="float">
            <text:p>13512432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4320" calcext:value-type="float">
            <text:p>80914320</text:p>
          </table:table-cell>
          <table:table-cell office:value-type="float" office:value="93361032" calcext:value-type="float">
            <text:p>93361032</text:p>
          </table:table-cell>
          <table:table-cell office:value-type="float" office:value="1127941632" calcext:value-type="float">
            <text:p>1127941632</text:p>
          </table:table-cell>
          <table:table-cell office:value-type="float" office:value="1351301292" calcext:value-type="float">
            <text:p>13513012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9280" calcext:value-type="float">
            <text:p>80819280</text:p>
          </table:table-cell>
          <table:table-cell office:value-type="float" office:value="93340872" calcext:value-type="float">
            <text:p>93340872</text:p>
          </table:table-cell>
          <table:table-cell office:value-type="float" office:value="1135033128" calcext:value-type="float">
            <text:p>1135033128</text:p>
          </table:table-cell>
          <table:table-cell office:value-type="float" office:value="1350876816" calcext:value-type="float">
            <text:p>13508768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02816" calcext:value-type="float">
            <text:p>81102816</text:p>
          </table:table-cell>
          <table:table-cell office:value-type="float" office:value="93814812" calcext:value-type="float">
            <text:p>93814812</text:p>
          </table:table-cell>
          <table:table-cell office:value-type="float" office:value="1117368144" calcext:value-type="float">
            <text:p>1117368144</text:p>
          </table:table-cell>
          <table:table-cell office:value-type="float" office:value="1351663308" calcext:value-type="float">
            <text:p>135166330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11484" calcext:value-type="float">
            <text:p>81011484</text:p>
          </table:table-cell>
          <table:table-cell office:value-type="float" office:value="93432816" calcext:value-type="float">
            <text:p>93432816</text:p>
          </table:table-cell>
          <table:table-cell office:value-type="float" office:value="1132400412" calcext:value-type="float">
            <text:p>1132400412</text:p>
          </table:table-cell>
          <table:table-cell office:value-type="float" office:value="1350959904" calcext:value-type="float">
            <text:p>13509599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60632" calcext:value-type="float">
            <text:p>81160632</text:p>
          </table:table-cell>
          <table:table-cell office:value-type="float" office:value="93620160" calcext:value-type="float">
            <text:p>93620160</text:p>
          </table:table-cell>
          <table:table-cell office:value-type="float" office:value="1125159156" calcext:value-type="float">
            <text:p>1125159156</text:p>
          </table:table-cell>
          <table:table-cell office:value-type="float" office:value="1350466812" calcext:value-type="float">
            <text:p>13504668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4852" calcext:value-type="float">
            <text:p>80904852</text:p>
          </table:table-cell>
          <table:table-cell office:value-type="float" office:value="93465180" calcext:value-type="float">
            <text:p>93465180</text:p>
          </table:table-cell>
          <table:table-cell office:value-type="float" office:value="1136200320" calcext:value-type="float">
            <text:p>1136200320</text:p>
          </table:table-cell>
          <table:table-cell office:value-type="float" office:value="1350989460" calcext:value-type="float">
            <text:p>13509894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5160" calcext:value-type="float">
            <text:p>80885160</text:p>
          </table:table-cell>
          <table:table-cell office:value-type="float" office:value="93471804" calcext:value-type="float">
            <text:p>93471804</text:p>
          </table:table-cell>
          <table:table-cell office:value-type="float" office:value="1127609316" calcext:value-type="float">
            <text:p>1127609316</text:p>
          </table:table-cell>
          <table:table-cell office:value-type="float" office:value="1350080496" calcext:value-type="float">
            <text:p>13500804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4648" calcext:value-type="float">
            <text:p>80874648</text:p>
          </table:table-cell>
          <table:table-cell office:value-type="float" office:value="93499848" calcext:value-type="float">
            <text:p>93499848</text:p>
          </table:table-cell>
          <table:table-cell office:value-type="float" office:value="1116892836" calcext:value-type="float">
            <text:p>1116892836</text:p>
          </table:table-cell>
          <table:table-cell office:value-type="float" office:value="1353312720" calcext:value-type="float">
            <text:p>13533127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6664" calcext:value-type="float">
            <text:p>80876664</text:p>
          </table:table-cell>
          <table:table-cell office:value-type="float" office:value="93768192" calcext:value-type="float">
            <text:p>93768192</text:p>
          </table:table-cell>
          <table:table-cell office:value-type="float" office:value="1133457768" calcext:value-type="float">
            <text:p>1133457768</text:p>
          </table:table-cell>
          <table:table-cell office:value-type="float" office:value="1350968580" calcext:value-type="float">
            <text:p>13509685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8612" calcext:value-type="float">
            <text:p>80838612</text:p>
          </table:table-cell>
          <table:table-cell office:value-type="float" office:value="93522960" calcext:value-type="float">
            <text:p>93522960</text:p>
          </table:table-cell>
          <table:table-cell office:value-type="float" office:value="1120536900" calcext:value-type="float">
            <text:p>1120536900</text:p>
          </table:table-cell>
          <table:table-cell office:value-type="float" office:value="1351627452" calcext:value-type="float">
            <text:p>13516274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89352" calcext:value-type="float">
            <text:p>81089352</text:p>
          </table:table-cell>
          <table:table-cell office:value-type="float" office:value="93465108" calcext:value-type="float">
            <text:p>93465108</text:p>
          </table:table-cell>
          <table:table-cell office:value-type="float" office:value="1141153920" calcext:value-type="float">
            <text:p>1141153920</text:p>
          </table:table-cell>
          <table:table-cell office:value-type="float" office:value="1351093896" calcext:value-type="float">
            <text:p>13510938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71964" calcext:value-type="float">
            <text:p>81071964</text:p>
          </table:table-cell>
          <table:table-cell office:value-type="float" office:value="93449772" calcext:value-type="float">
            <text:p>93449772</text:p>
          </table:table-cell>
          <table:table-cell office:value-type="float" office:value="1117540332" calcext:value-type="float">
            <text:p>1117540332</text:p>
          </table:table-cell>
          <table:table-cell office:value-type="float" office:value="1354072500" calcext:value-type="float">
            <text:p>13540725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02700" calcext:value-type="float">
            <text:p>81002700</text:p>
          </table:table-cell>
          <table:table-cell office:value-type="float" office:value="93495924" calcext:value-type="float">
            <text:p>93495924</text:p>
          </table:table-cell>
          <table:table-cell office:value-type="float" office:value="1134939600" calcext:value-type="float">
            <text:p>1134939600</text:p>
          </table:table-cell>
          <table:table-cell office:value-type="float" office:value="1350898704" calcext:value-type="float">
            <text:p>13508987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15660" calcext:value-type="float">
            <text:p>81015660</text:p>
          </table:table-cell>
          <table:table-cell office:value-type="float" office:value="93345804" calcext:value-type="float">
            <text:p>93345804</text:p>
          </table:table-cell>
          <table:table-cell office:value-type="float" office:value="1137782016" calcext:value-type="float">
            <text:p>1137782016</text:p>
          </table:table-cell>
          <table:table-cell office:value-type="float" office:value="1350819684" calcext:value-type="float">
            <text:p>13508196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08368" calcext:value-type="float">
            <text:p>81208368</text:p>
          </table:table-cell>
          <table:table-cell office:value-type="float" office:value="93468420" calcext:value-type="float">
            <text:p>93468420</text:p>
          </table:table-cell>
          <table:table-cell office:value-type="float" office:value="1117103544" calcext:value-type="float">
            <text:p>1117103544</text:p>
          </table:table-cell>
          <table:table-cell office:value-type="float" office:value="1351601496" calcext:value-type="float">
            <text:p>13516014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0532" calcext:value-type="float">
            <text:p>80900532</text:p>
          </table:table-cell>
          <table:table-cell office:value-type="float" office:value="100536948" calcext:value-type="float">
            <text:p>100536948</text:p>
          </table:table-cell>
          <table:table-cell office:value-type="float" office:value="1129808304" calcext:value-type="float">
            <text:p>1129808304</text:p>
          </table:table-cell>
          <table:table-cell office:value-type="float" office:value="1357882488" calcext:value-type="float">
            <text:p>13578824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3232" calcext:value-type="float">
            <text:p>80903232</text:p>
          </table:table-cell>
          <table:table-cell office:value-type="float" office:value="93137436" calcext:value-type="float">
            <text:p>93137436</text:p>
          </table:table-cell>
          <table:table-cell office:value-type="float" office:value="1136502324" calcext:value-type="float">
            <text:p>1136502324</text:p>
          </table:table-cell>
          <table:table-cell office:value-type="float" office:value="1351174788" calcext:value-type="float">
            <text:p>13511747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2968" calcext:value-type="float">
            <text:p>80932968</text:p>
          </table:table-cell>
          <table:table-cell office:value-type="float" office:value="93116556" calcext:value-type="float">
            <text:p>93116556</text:p>
          </table:table-cell>
          <table:table-cell office:value-type="float" office:value="1116993276" calcext:value-type="float">
            <text:p>1116993276</text:p>
          </table:table-cell>
          <table:table-cell office:value-type="float" office:value="1352457216" calcext:value-type="float">
            <text:p>13524572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8836" calcext:value-type="float">
            <text:p>80848836</text:p>
          </table:table-cell>
          <table:table-cell office:value-type="float" office:value="93152628" calcext:value-type="float">
            <text:p>93152628</text:p>
          </table:table-cell>
          <table:table-cell office:value-type="float" office:value="1129957056" calcext:value-type="float">
            <text:p>1129957056</text:p>
          </table:table-cell>
          <table:table-cell office:value-type="float" office:value="1352107944" calcext:value-type="float">
            <text:p>13521079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2320" calcext:value-type="float">
            <text:p>80932320</text:p>
          </table:table-cell>
          <table:table-cell office:value-type="float" office:value="93176280" calcext:value-type="float">
            <text:p>93176280</text:p>
          </table:table-cell>
          <table:table-cell office:value-type="float" office:value="1116795348" calcext:value-type="float">
            <text:p>1116795348</text:p>
          </table:table-cell>
          <table:table-cell office:value-type="float" office:value="1351619604" calcext:value-type="float">
            <text:p>13516196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20016" calcext:value-type="float">
            <text:p>81020016</text:p>
          </table:table-cell>
          <table:table-cell office:value-type="float" office:value="93104640" calcext:value-type="float">
            <text:p>93104640</text:p>
          </table:table-cell>
          <table:table-cell office:value-type="float" office:value="1135210284" calcext:value-type="float">
            <text:p>1135210284</text:p>
          </table:table-cell>
          <table:table-cell office:value-type="float" office:value="1350661428" calcext:value-type="float">
            <text:p>13506614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64424" calcext:value-type="float">
            <text:p>80864424</text:p>
          </table:table-cell>
          <table:table-cell office:value-type="float" office:value="93694248" calcext:value-type="float">
            <text:p>93694248</text:p>
          </table:table-cell>
          <table:table-cell office:value-type="float" office:value="1117526652" calcext:value-type="float">
            <text:p>1117526652</text:p>
          </table:table-cell>
          <table:table-cell office:value-type="float" office:value="1350980892" calcext:value-type="float">
            <text:p>13509808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7288" calcext:value-type="float">
            <text:p>80847288</text:p>
          </table:table-cell>
          <table:table-cell office:value-type="float" office:value="93489552" calcext:value-type="float">
            <text:p>93489552</text:p>
          </table:table-cell>
          <table:table-cell office:value-type="float" office:value="1135997028" calcext:value-type="float">
            <text:p>1135997028</text:p>
          </table:table-cell>
          <table:table-cell office:value-type="float" office:value="1351454184" calcext:value-type="float">
            <text:p>13514541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4468" calcext:value-type="float">
            <text:p>80874468</text:p>
          </table:table-cell>
          <table:table-cell office:value-type="float" office:value="93580740" calcext:value-type="float">
            <text:p>93580740</text:p>
          </table:table-cell>
          <table:table-cell office:value-type="float" office:value="1117281744" calcext:value-type="float">
            <text:p>1117281744</text:p>
          </table:table-cell>
          <table:table-cell office:value-type="float" office:value="1351325268" calcext:value-type="float">
            <text:p>13513252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5760892" calcext:value-type="float">
            <text:p>85760892</text:p>
          </table:table-cell>
          <table:table-cell office:value-type="float" office:value="93518784" calcext:value-type="float">
            <text:p>93518784</text:p>
          </table:table-cell>
          <table:table-cell office:value-type="float" office:value="1135973844" calcext:value-type="float">
            <text:p>1135973844</text:p>
          </table:table-cell>
          <table:table-cell office:value-type="float" office:value="1351050660" calcext:value-type="float">
            <text:p>13510506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536040" calcext:value-type="float">
            <text:p>81536040</text:p>
          </table:table-cell>
          <table:table-cell office:value-type="float" office:value="93483576" calcext:value-type="float">
            <text:p>93483576</text:p>
          </table:table-cell>
          <table:table-cell office:value-type="float" office:value="1139346612" calcext:value-type="float">
            <text:p>1139346612</text:p>
          </table:table-cell>
          <table:table-cell office:value-type="float" office:value="1352114136" calcext:value-type="float">
            <text:p>13521141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23416" calcext:value-type="float">
            <text:p>81223416</text:p>
          </table:table-cell>
          <table:table-cell office:value-type="float" office:value="93598776" calcext:value-type="float">
            <text:p>93598776</text:p>
          </table:table-cell>
          <table:table-cell office:value-type="float" office:value="1117138608" calcext:value-type="float">
            <text:p>1117138608</text:p>
          </table:table-cell>
          <table:table-cell office:value-type="float" office:value="1352209500" calcext:value-type="float">
            <text:p>13522095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9948" calcext:value-type="float">
            <text:p>80889948</text:p>
          </table:table-cell>
          <table:table-cell office:value-type="float" office:value="93445668" calcext:value-type="float">
            <text:p>93445668</text:p>
          </table:table-cell>
          <table:table-cell office:value-type="float" office:value="1117200924" calcext:value-type="float">
            <text:p>1117200924</text:p>
          </table:table-cell>
          <table:table-cell office:value-type="float" office:value="1350993780" calcext:value-type="float">
            <text:p>13509937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61344" calcext:value-type="float">
            <text:p>81061344</text:p>
          </table:table-cell>
          <table:table-cell office:value-type="float" office:value="93586716" calcext:value-type="float">
            <text:p>93586716</text:p>
          </table:table-cell>
          <table:table-cell office:value-type="float" office:value="1123255476" calcext:value-type="float">
            <text:p>1123255476</text:p>
          </table:table-cell>
          <table:table-cell office:value-type="float" office:value="1351030284" calcext:value-type="float">
            <text:p>13510302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2029132" calcext:value-type="float">
            <text:p>82029132</text:p>
          </table:table-cell>
          <table:table-cell office:value-type="float" office:value="93408480" calcext:value-type="float">
            <text:p>93408480</text:p>
          </table:table-cell>
          <table:table-cell office:value-type="float" office:value="1117101780" calcext:value-type="float">
            <text:p>1117101780</text:p>
          </table:table-cell>
          <table:table-cell office:value-type="float" office:value="1351127592" calcext:value-type="float">
            <text:p>13511275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01636" calcext:value-type="float">
            <text:p>81201636</text:p>
          </table:table-cell>
          <table:table-cell office:value-type="float" office:value="93463488" calcext:value-type="float">
            <text:p>93463488</text:p>
          </table:table-cell>
          <table:table-cell office:value-type="float" office:value="1116370944" calcext:value-type="float">
            <text:p>1116370944</text:p>
          </table:table-cell>
          <table:table-cell office:value-type="float" office:value="1350031320" calcext:value-type="float">
            <text:p>13500313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2148" calcext:value-type="float">
            <text:p>80762148</text:p>
          </table:table-cell>
          <table:table-cell office:value-type="float" office:value="93456612" calcext:value-type="float">
            <text:p>93456612</text:p>
          </table:table-cell>
          <table:table-cell office:value-type="float" office:value="1123914348" calcext:value-type="float">
            <text:p>1123914348</text:p>
          </table:table-cell>
          <table:table-cell office:value-type="float" office:value="1350228456" calcext:value-type="float">
            <text:p>13502284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88968" calcext:value-type="float">
            <text:p>80788968</text:p>
          </table:table-cell>
          <table:table-cell office:value-type="float" office:value="93454164" calcext:value-type="float">
            <text:p>93454164</text:p>
          </table:table-cell>
          <table:table-cell office:value-type="float" office:value="1123229412" calcext:value-type="float">
            <text:p>1123229412</text:p>
          </table:table-cell>
          <table:table-cell office:value-type="float" office:value="1354312332" calcext:value-type="float">
            <text:p>13543123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6848" calcext:value-type="float">
            <text:p>80836848</text:p>
          </table:table-cell>
          <table:table-cell office:value-type="float" office:value="93472380" calcext:value-type="float">
            <text:p>93472380</text:p>
          </table:table-cell>
          <table:table-cell office:value-type="float" office:value="1116500868" calcext:value-type="float">
            <text:p>1116500868</text:p>
          </table:table-cell>
          <table:table-cell office:value-type="float" office:value="1350047484" calcext:value-type="float">
            <text:p>13500474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31768" calcext:value-type="float">
            <text:p>81231768</text:p>
          </table:table-cell>
          <table:table-cell office:value-type="float" office:value="93397284" calcext:value-type="float">
            <text:p>93397284</text:p>
          </table:table-cell>
          <table:table-cell office:value-type="float" office:value="1121460012" calcext:value-type="float">
            <text:p>1121460012</text:p>
          </table:table-cell>
          <table:table-cell office:value-type="float" office:value="1350147780" calcext:value-type="float">
            <text:p>13501477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330372" calcext:value-type="float">
            <text:p>81330372</text:p>
          </table:table-cell>
          <table:table-cell office:value-type="float" office:value="93422700" calcext:value-type="float">
            <text:p>93422700</text:p>
          </table:table-cell>
          <table:table-cell office:value-type="float" office:value="1134482292" calcext:value-type="float">
            <text:p>1134482292</text:p>
          </table:table-cell>
          <table:table-cell office:value-type="float" office:value="1349968428" calcext:value-type="float">
            <text:p>13499684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71972" calcext:value-type="float">
            <text:p>81171972</text:p>
          </table:table-cell>
          <table:table-cell office:value-type="float" office:value="100514772" calcext:value-type="float">
            <text:p>100514772</text:p>
          </table:table-cell>
          <table:table-cell office:value-type="float" office:value="1129653072" calcext:value-type="float">
            <text:p>1129653072</text:p>
          </table:table-cell>
          <table:table-cell office:value-type="float" office:value="1356812244" calcext:value-type="float">
            <text:p>13568122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408096" calcext:value-type="float">
            <text:p>81408096</text:p>
          </table:table-cell>
          <table:table-cell office:value-type="float" office:value="92854800" calcext:value-type="float">
            <text:p>92854800</text:p>
          </table:table-cell>
          <table:table-cell office:value-type="float" office:value="1131755760" calcext:value-type="float">
            <text:p>1131755760</text:p>
          </table:table-cell>
          <table:table-cell office:value-type="float" office:value="1349116992" calcext:value-type="float">
            <text:p>13491169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31120" calcext:value-type="float">
            <text:p>81231120</text:p>
          </table:table-cell>
          <table:table-cell office:value-type="float" office:value="93120480" calcext:value-type="float">
            <text:p>93120480</text:p>
          </table:table-cell>
          <table:table-cell office:value-type="float" office:value="1116863424" calcext:value-type="float">
            <text:p>1116863424</text:p>
          </table:table-cell>
          <table:table-cell office:value-type="float" office:value="1351249164" calcext:value-type="float">
            <text:p>13512491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7408" calcext:value-type="float">
            <text:p>80817408</text:p>
          </table:table-cell>
          <table:table-cell office:value-type="float" office:value="93199212" calcext:value-type="float">
            <text:p>93199212</text:p>
          </table:table-cell>
          <table:table-cell office:value-type="float" office:value="1138931136" calcext:value-type="float">
            <text:p>1138931136</text:p>
          </table:table-cell>
          <table:table-cell office:value-type="float" office:value="1350517716" calcext:value-type="float">
            <text:p>13505177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91092" calcext:value-type="float">
            <text:p>80791092</text:p>
          </table:table-cell>
          <table:table-cell office:value-type="float" office:value="93837060" calcext:value-type="float">
            <text:p>93837060</text:p>
          </table:table-cell>
          <table:table-cell office:value-type="float" office:value="1118308032" calcext:value-type="float">
            <text:p>1118308032</text:p>
          </table:table-cell>
          <table:table-cell office:value-type="float" office:value="1350272016" calcext:value-type="float">
            <text:p>13502720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3700" calcext:value-type="float">
            <text:p>80813700</text:p>
          </table:table-cell>
          <table:table-cell office:value-type="float" office:value="93366468" calcext:value-type="float">
            <text:p>93366468</text:p>
          </table:table-cell>
          <table:table-cell office:value-type="float" office:value="1116020412" calcext:value-type="float">
            <text:p>1116020412</text:p>
          </table:table-cell>
          <table:table-cell office:value-type="float" office:value="1350910044" calcext:value-type="float">
            <text:p>13509100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4016" calcext:value-type="float">
            <text:p>80894016</text:p>
          </table:table-cell>
          <table:table-cell office:value-type="float" office:value="93529440" calcext:value-type="float">
            <text:p>93529440</text:p>
          </table:table-cell>
          <table:table-cell office:value-type="float" office:value="1120548204" calcext:value-type="float">
            <text:p>1120548204</text:p>
          </table:table-cell>
          <table:table-cell office:value-type="float" office:value="1350389556" calcext:value-type="float">
            <text:p>13503895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44728" calcext:value-type="float">
            <text:p>81244728</text:p>
          </table:table-cell>
          <table:table-cell office:value-type="float" office:value="93553344" calcext:value-type="float">
            <text:p>93553344</text:p>
          </table:table-cell>
          <table:table-cell office:value-type="float" office:value="1116223596" calcext:value-type="float">
            <text:p>1116223596</text:p>
          </table:table-cell>
          <table:table-cell office:value-type="float" office:value="1350816804" calcext:value-type="float">
            <text:p>13508168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31860" calcext:value-type="float">
            <text:p>81031860</text:p>
          </table:table-cell>
          <table:table-cell office:value-type="float" office:value="93525696" calcext:value-type="float">
            <text:p>93525696</text:p>
          </table:table-cell>
          <table:table-cell office:value-type="float" office:value="1135507068" calcext:value-type="float">
            <text:p>1135507068</text:p>
          </table:table-cell>
          <table:table-cell office:value-type="float" office:value="1349685360" calcext:value-type="float">
            <text:p>13496853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08180" calcext:value-type="float">
            <text:p>81108180</text:p>
          </table:table-cell>
          <table:table-cell office:value-type="float" office:value="93533724" calcext:value-type="float">
            <text:p>93533724</text:p>
          </table:table-cell>
          <table:table-cell office:value-type="float" office:value="1116921384" calcext:value-type="float">
            <text:p>1116921384</text:p>
          </table:table-cell>
          <table:table-cell office:value-type="float" office:value="1352025396" calcext:value-type="float">
            <text:p>13520253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34280" calcext:value-type="float">
            <text:p>81134280</text:p>
          </table:table-cell>
          <table:table-cell office:value-type="float" office:value="93533364" calcext:value-type="float">
            <text:p>93533364</text:p>
          </table:table-cell>
          <table:table-cell office:value-type="float" office:value="1119812076" calcext:value-type="float">
            <text:p>1119812076</text:p>
          </table:table-cell>
          <table:table-cell office:value-type="float" office:value="1350860760" calcext:value-type="float">
            <text:p>13508607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54656" calcext:value-type="float">
            <text:p>81154656</text:p>
          </table:table-cell>
          <table:table-cell office:value-type="float" office:value="93463488" calcext:value-type="float">
            <text:p>93463488</text:p>
          </table:table-cell>
          <table:table-cell office:value-type="float" office:value="1133068968" calcext:value-type="float">
            <text:p>1133068968</text:p>
          </table:table-cell>
          <table:table-cell office:value-type="float" office:value="1350826956" calcext:value-type="float">
            <text:p>13508269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371700" calcext:value-type="float">
            <text:p>81371700</text:p>
          </table:table-cell>
          <table:table-cell office:value-type="float" office:value="93446424" calcext:value-type="float">
            <text:p>93446424</text:p>
          </table:table-cell>
          <table:table-cell office:value-type="float" office:value="1116844488" calcext:value-type="float">
            <text:p>1116844488</text:p>
          </table:table-cell>
          <table:table-cell office:value-type="float" office:value="1351342152" calcext:value-type="float">
            <text:p>13513421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92752" calcext:value-type="float">
            <text:p>81292752</text:p>
          </table:table-cell>
          <table:table-cell office:value-type="float" office:value="93486348" calcext:value-type="float">
            <text:p>93486348</text:p>
          </table:table-cell>
          <table:table-cell office:value-type="float" office:value="1135091232" calcext:value-type="float">
            <text:p>1135091232</text:p>
          </table:table-cell>
          <table:table-cell office:value-type="float" office:value="1350006444" calcext:value-type="float">
            <text:p>13500064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591912" calcext:value-type="float">
            <text:p>81591912</text:p>
          </table:table-cell>
          <table:table-cell office:value-type="float" office:value="93408012" calcext:value-type="float">
            <text:p>93408012</text:p>
          </table:table-cell>
          <table:table-cell office:value-type="float" office:value="1117204740" calcext:value-type="float">
            <text:p>1117204740</text:p>
          </table:table-cell>
          <table:table-cell office:value-type="float" office:value="1351145016" calcext:value-type="float">
            <text:p>13511450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408816" calcext:value-type="float">
            <text:p>81408816</text:p>
          </table:table-cell>
          <table:table-cell office:value-type="float" office:value="93384468" calcext:value-type="float">
            <text:p>93384468</text:p>
          </table:table-cell>
          <table:table-cell office:value-type="float" office:value="1137627360" calcext:value-type="float">
            <text:p>1137627360</text:p>
          </table:table-cell>
          <table:table-cell office:value-type="float" office:value="1351680012" calcext:value-type="float">
            <text:p>13516800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28172" calcext:value-type="float">
            <text:p>80828172</text:p>
          </table:table-cell>
          <table:table-cell office:value-type="float" office:value="93556152" calcext:value-type="float">
            <text:p>93556152</text:p>
          </table:table-cell>
          <table:table-cell office:value-type="float" office:value="1122037848" calcext:value-type="float">
            <text:p>1122037848</text:p>
          </table:table-cell>
          <table:table-cell office:value-type="float" office:value="1350575280" calcext:value-type="float">
            <text:p>13505752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6828" calcext:value-type="float">
            <text:p>80766828</text:p>
          </table:table-cell>
          <table:table-cell office:value-type="float" office:value="93610044" calcext:value-type="float">
            <text:p>93610044</text:p>
          </table:table-cell>
          <table:table-cell office:value-type="float" office:value="1117114812" calcext:value-type="float">
            <text:p>1117114812</text:p>
          </table:table-cell>
          <table:table-cell office:value-type="float" office:value="1356974280" calcext:value-type="float">
            <text:p>13569742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6748" calcext:value-type="float">
            <text:p>80846748</text:p>
          </table:table-cell>
          <table:table-cell office:value-type="float" office:value="93487104" calcext:value-type="float">
            <text:p>93487104</text:p>
          </table:table-cell>
          <table:table-cell office:value-type="float" office:value="1116957492" calcext:value-type="float">
            <text:p>1116957492</text:p>
          </table:table-cell>
          <table:table-cell office:value-type="float" office:value="1351635084" calcext:value-type="float">
            <text:p>13516350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8152" calcext:value-type="float">
            <text:p>80848152</text:p>
          </table:table-cell>
          <table:table-cell office:value-type="float" office:value="93390156" calcext:value-type="float">
            <text:p>93390156</text:p>
          </table:table-cell>
          <table:table-cell office:value-type="float" office:value="1136028852" calcext:value-type="float">
            <text:p>1136028852</text:p>
          </table:table-cell>
          <table:table-cell office:value-type="float" office:value="1351623744" calcext:value-type="float">
            <text:p>13516237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57032" calcext:value-type="float">
            <text:p>81157032</text:p>
          </table:table-cell>
          <table:table-cell office:value-type="float" office:value="93540276" calcext:value-type="float">
            <text:p>93540276</text:p>
          </table:table-cell>
          <table:table-cell office:value-type="float" office:value="1116906120" calcext:value-type="float">
            <text:p>1116906120</text:p>
          </table:table-cell>
          <table:table-cell office:value-type="float" office:value="1357633152" calcext:value-type="float">
            <text:p>13576331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36116" calcext:value-type="float">
            <text:p>81136116</text:p>
          </table:table-cell>
          <table:table-cell office:value-type="float" office:value="100660788" calcext:value-type="float">
            <text:p>100660788</text:p>
          </table:table-cell>
          <table:table-cell office:value-type="float" office:value="1137456432" calcext:value-type="float">
            <text:p>1137456432</text:p>
          </table:table-cell>
          <table:table-cell office:value-type="float" office:value="1350451512" calcext:value-type="float">
            <text:p>13504515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92952" calcext:value-type="float">
            <text:p>81092952</text:p>
          </table:table-cell>
          <table:table-cell office:value-type="float" office:value="92893572" calcext:value-type="float">
            <text:p>92893572</text:p>
          </table:table-cell>
          <table:table-cell office:value-type="float" office:value="1132427376" calcext:value-type="float">
            <text:p>1132427376</text:p>
          </table:table-cell>
          <table:table-cell office:value-type="float" office:value="1351279044" calcext:value-type="float">
            <text:p>13512790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20816" calcext:value-type="float">
            <text:p>81120816</text:p>
          </table:table-cell>
          <table:table-cell office:value-type="float" office:value="93614256" calcext:value-type="float">
            <text:p>93614256</text:p>
          </table:table-cell>
          <table:table-cell office:value-type="float" office:value="1117256688" calcext:value-type="float">
            <text:p>1117256688</text:p>
          </table:table-cell>
          <table:table-cell office:value-type="float" office:value="1350531252" calcext:value-type="float">
            <text:p>13505312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60948" calcext:value-type="float">
            <text:p>81060948</text:p>
          </table:table-cell>
          <table:table-cell office:value-type="float" office:value="93432672" calcext:value-type="float">
            <text:p>93432672</text:p>
          </table:table-cell>
          <table:table-cell office:value-type="float" office:value="1133859024" calcext:value-type="float">
            <text:p>1133859024</text:p>
          </table:table-cell>
          <table:table-cell office:value-type="float" office:value="1350090252" calcext:value-type="float">
            <text:p>13500902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4088" calcext:value-type="float">
            <text:p>80984088</text:p>
          </table:table-cell>
          <table:table-cell office:value-type="float" office:value="93486024" calcext:value-type="float">
            <text:p>93486024</text:p>
          </table:table-cell>
          <table:table-cell office:value-type="float" office:value="1123014348" calcext:value-type="float">
            <text:p>1123014348</text:p>
          </table:table-cell>
          <table:table-cell office:value-type="float" office:value="1353064536" calcext:value-type="float">
            <text:p>13530645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7192" calcext:value-type="float">
            <text:p>80997192</text:p>
          </table:table-cell>
          <table:table-cell office:value-type="float" office:value="93446604" calcext:value-type="float">
            <text:p>93446604</text:p>
          </table:table-cell>
          <table:table-cell office:value-type="float" office:value="1128666276" calcext:value-type="float">
            <text:p>1128666276</text:p>
          </table:table-cell>
          <table:table-cell office:value-type="float" office:value="1352335248" calcext:value-type="float">
            <text:p>13523352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10800" calcext:value-type="float">
            <text:p>81010800</text:p>
          </table:table-cell>
          <table:table-cell office:value-type="float" office:value="93449772" calcext:value-type="float">
            <text:p>93449772</text:p>
          </table:table-cell>
          <table:table-cell office:value-type="float" office:value="1131729552" calcext:value-type="float">
            <text:p>1131729552</text:p>
          </table:table-cell>
          <table:table-cell office:value-type="float" office:value="1351234368" calcext:value-type="float">
            <text:p>13512343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04472" calcext:value-type="float">
            <text:p>81104472</text:p>
          </table:table-cell>
          <table:table-cell office:value-type="float" office:value="93436992" calcext:value-type="float">
            <text:p>93436992</text:p>
          </table:table-cell>
          <table:table-cell office:value-type="float" office:value="1131855480" calcext:value-type="float">
            <text:p>1131855480</text:p>
          </table:table-cell>
          <table:table-cell office:value-type="float" office:value="1351086372" calcext:value-type="float">
            <text:p>13510863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8608" calcext:value-type="float">
            <text:p>80878608</text:p>
          </table:table-cell>
          <table:table-cell office:value-type="float" office:value="93380184" calcext:value-type="float">
            <text:p>93380184</text:p>
          </table:table-cell>
          <table:table-cell office:value-type="float" office:value="1122138936" calcext:value-type="float">
            <text:p>1122138936</text:p>
          </table:table-cell>
          <table:table-cell office:value-type="float" office:value="1351982772" calcext:value-type="float">
            <text:p>13519827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5008" calcext:value-type="float">
            <text:p>80965008</text:p>
          </table:table-cell>
          <table:table-cell office:value-type="float" office:value="93451896" calcext:value-type="float">
            <text:p>93451896</text:p>
          </table:table-cell>
          <table:table-cell office:value-type="float" office:value="1119930012" calcext:value-type="float">
            <text:p>1119930012</text:p>
          </table:table-cell>
          <table:table-cell office:value-type="float" office:value="1351654344" calcext:value-type="float">
            <text:p>13516543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34524" calcext:value-type="float">
            <text:p>81034524</text:p>
          </table:table-cell>
          <table:table-cell office:value-type="float" office:value="93394764" calcext:value-type="float">
            <text:p>93394764</text:p>
          </table:table-cell>
          <table:table-cell office:value-type="float" office:value="1137861072" calcext:value-type="float">
            <text:p>1137861072</text:p>
          </table:table-cell>
          <table:table-cell office:value-type="float" office:value="1351844820" calcext:value-type="float">
            <text:p>13518448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41652" calcext:value-type="float">
            <text:p>81041652</text:p>
          </table:table-cell>
          <table:table-cell office:value-type="float" office:value="93376476" calcext:value-type="float">
            <text:p>93376476</text:p>
          </table:table-cell>
          <table:table-cell office:value-type="float" office:value="1130057892" calcext:value-type="float">
            <text:p>1130057892</text:p>
          </table:table-cell>
          <table:table-cell office:value-type="float" office:value="1350795240" calcext:value-type="float">
            <text:p>13507952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80640" calcext:value-type="float">
            <text:p>81080640</text:p>
          </table:table-cell>
          <table:table-cell office:value-type="float" office:value="93403800" calcext:value-type="float">
            <text:p>93403800</text:p>
          </table:table-cell>
          <table:table-cell office:value-type="float" office:value="1132108776" calcext:value-type="float">
            <text:p>1132108776</text:p>
          </table:table-cell>
          <table:table-cell office:value-type="float" office:value="1351281600" calcext:value-type="float">
            <text:p>13512816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9704" calcext:value-type="float">
            <text:p>80989704</text:p>
          </table:table-cell>
          <table:table-cell office:value-type="float" office:value="93409380" calcext:value-type="float">
            <text:p>93409380</text:p>
          </table:table-cell>
          <table:table-cell office:value-type="float" office:value="1138854996" calcext:value-type="float">
            <text:p>1138854996</text:p>
          </table:table-cell>
          <table:table-cell office:value-type="float" office:value="1350650628" calcext:value-type="float">
            <text:p>13506506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2260" calcext:value-type="float">
            <text:p>80992260</text:p>
          </table:table-cell>
          <table:table-cell office:value-type="float" office:value="93482820" calcext:value-type="float">
            <text:p>93482820</text:p>
          </table:table-cell>
          <table:table-cell office:value-type="float" office:value="1130605200" calcext:value-type="float">
            <text:p>1130605200</text:p>
          </table:table-cell>
          <table:table-cell office:value-type="float" office:value="1351232532" calcext:value-type="float">
            <text:p>13512325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1540" calcext:value-type="float">
            <text:p>80901540</text:p>
          </table:table-cell>
          <table:table-cell office:value-type="float" office:value="93411756" calcext:value-type="float">
            <text:p>93411756</text:p>
          </table:table-cell>
          <table:table-cell office:value-type="float" office:value="1119596940" calcext:value-type="float">
            <text:p>1119596940</text:p>
          </table:table-cell>
          <table:table-cell office:value-type="float" office:value="1350475020" calcext:value-type="float">
            <text:p>13504750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03780" calcext:value-type="float">
            <text:p>81003780</text:p>
          </table:table-cell>
          <table:table-cell office:value-type="float" office:value="93477384" calcext:value-type="float">
            <text:p>93477384</text:p>
          </table:table-cell>
          <table:table-cell office:value-type="float" office:value="1129166748" calcext:value-type="float">
            <text:p>1129166748</text:p>
          </table:table-cell>
          <table:table-cell office:value-type="float" office:value="1351756620" calcext:value-type="float">
            <text:p>13517566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9004" calcext:value-type="float">
            <text:p>80879004</text:p>
          </table:table-cell>
          <table:table-cell office:value-type="float" office:value="93358512" calcext:value-type="float">
            <text:p>93358512</text:p>
          </table:table-cell>
          <table:table-cell office:value-type="float" office:value="1125619704" calcext:value-type="float">
            <text:p>1125619704</text:p>
          </table:table-cell>
          <table:table-cell office:value-type="float" office:value="1350956808" calcext:value-type="float">
            <text:p>135095680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0236" calcext:value-type="float">
            <text:p>80890236</text:p>
          </table:table-cell>
          <table:table-cell office:value-type="float" office:value="93469860" calcext:value-type="float">
            <text:p>93469860</text:p>
          </table:table-cell>
          <table:table-cell office:value-type="float" office:value="1117559484" calcext:value-type="float">
            <text:p>1117559484</text:p>
          </table:table-cell>
          <table:table-cell office:value-type="float" office:value="1351499256" calcext:value-type="float">
            <text:p>13514992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4348" calcext:value-type="float">
            <text:p>80994348</text:p>
          </table:table-cell>
          <table:table-cell office:value-type="float" office:value="93571200" calcext:value-type="float">
            <text:p>93571200</text:p>
          </table:table-cell>
          <table:table-cell office:value-type="float" office:value="1120335084" calcext:value-type="float">
            <text:p>1120335084</text:p>
          </table:table-cell>
          <table:table-cell office:value-type="float" office:value="1350444636" calcext:value-type="float">
            <text:p>13504446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72504" calcext:value-type="float">
            <text:p>81072504</text:p>
          </table:table-cell>
          <table:table-cell office:value-type="float" office:value="93419964" calcext:value-type="float">
            <text:p>93419964</text:p>
          </table:table-cell>
          <table:table-cell office:value-type="float" office:value="1126949508" calcext:value-type="float">
            <text:p>1126949508</text:p>
          </table:table-cell>
          <table:table-cell office:value-type="float" office:value="1358920224" calcext:value-type="float">
            <text:p>13589202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5984" calcext:value-type="float">
            <text:p>80835984</text:p>
          </table:table-cell>
          <table:table-cell office:value-type="float" office:value="100573632" calcext:value-type="float">
            <text:p>100573632</text:p>
          </table:table-cell>
          <table:table-cell office:value-type="float" office:value="1127676132" calcext:value-type="float">
            <text:p>1127676132</text:p>
          </table:table-cell>
          <table:table-cell office:value-type="float" office:value="1350321048" calcext:value-type="float">
            <text:p>13503210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3996" calcext:value-type="float">
            <text:p>80913996</text:p>
          </table:table-cell>
          <table:table-cell office:value-type="float" office:value="92905416" calcext:value-type="float">
            <text:p>92905416</text:p>
          </table:table-cell>
          <table:table-cell office:value-type="float" office:value="1119769956" calcext:value-type="float">
            <text:p>1119769956</text:p>
          </table:table-cell>
          <table:table-cell office:value-type="float" office:value="1349857296" calcext:value-type="float">
            <text:p>13498572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73880" calcext:value-type="float">
            <text:p>81173880</text:p>
          </table:table-cell>
          <table:table-cell office:value-type="float" office:value="93540168" calcext:value-type="float">
            <text:p>93540168</text:p>
          </table:table-cell>
          <table:table-cell office:value-type="float" office:value="1117416096" calcext:value-type="float">
            <text:p>1117416096</text:p>
          </table:table-cell>
          <table:table-cell office:value-type="float" office:value="1350326340" calcext:value-type="float">
            <text:p>13503263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4324" calcext:value-type="float">
            <text:p>80874324</text:p>
          </table:table-cell>
          <table:table-cell office:value-type="float" office:value="93470220" calcext:value-type="float">
            <text:p>93470220</text:p>
          </table:table-cell>
          <table:table-cell office:value-type="float" office:value="1132066044" calcext:value-type="float">
            <text:p>1132066044</text:p>
          </table:table-cell>
          <table:table-cell office:value-type="float" office:value="1349920692" calcext:value-type="float">
            <text:p>13499206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0196" calcext:value-type="float">
            <text:p>80840196</text:p>
          </table:table-cell>
          <table:table-cell office:value-type="float" office:value="93436488" calcext:value-type="float">
            <text:p>93436488</text:p>
          </table:table-cell>
          <table:table-cell office:value-type="float" office:value="1116726120" calcext:value-type="float">
            <text:p>1116726120</text:p>
          </table:table-cell>
          <table:table-cell office:value-type="float" office:value="1349826552" calcext:value-type="float">
            <text:p>13498265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3212" calcext:value-type="float">
            <text:p>80833212</text:p>
          </table:table-cell>
          <table:table-cell office:value-type="float" office:value="93472740" calcext:value-type="float">
            <text:p>93472740</text:p>
          </table:table-cell>
          <table:table-cell office:value-type="float" office:value="1120079952" calcext:value-type="float">
            <text:p>1120079952</text:p>
          </table:table-cell>
          <table:table-cell office:value-type="float" office:value="1350181332" calcext:value-type="float">
            <text:p>13501813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0920" calcext:value-type="float">
            <text:p>80890920</text:p>
          </table:table-cell>
          <table:table-cell office:value-type="float" office:value="93402828" calcext:value-type="float">
            <text:p>93402828</text:p>
          </table:table-cell>
          <table:table-cell office:value-type="float" office:value="1136989152" calcext:value-type="float">
            <text:p>1136989152</text:p>
          </table:table-cell>
          <table:table-cell office:value-type="float" office:value="1350972324" calcext:value-type="float">
            <text:p>13509723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27488" calcext:value-type="float">
            <text:p>80827488</text:p>
          </table:table-cell>
          <table:table-cell office:value-type="float" office:value="93450564" calcext:value-type="float">
            <text:p>93450564</text:p>
          </table:table-cell>
          <table:table-cell office:value-type="float" office:value="1124206992" calcext:value-type="float">
            <text:p>1124206992</text:p>
          </table:table-cell>
          <table:table-cell office:value-type="float" office:value="1350732600" calcext:value-type="float">
            <text:p>13507326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8316" calcext:value-type="float">
            <text:p>80918316</text:p>
          </table:table-cell>
          <table:table-cell office:value-type="float" office:value="93682152" calcext:value-type="float">
            <text:p>93682152</text:p>
          </table:table-cell>
          <table:table-cell office:value-type="float" office:value="1131534324" calcext:value-type="float">
            <text:p>1131534324</text:p>
          </table:table-cell>
          <table:table-cell office:value-type="float" office:value="1351173636" calcext:value-type="float">
            <text:p>13511736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51500" calcext:value-type="float">
            <text:p>80851500</text:p>
          </table:table-cell>
          <table:table-cell office:value-type="float" office:value="93319308" calcext:value-type="float">
            <text:p>93319308</text:p>
          </table:table-cell>
          <table:table-cell office:value-type="float" office:value="1117106496" calcext:value-type="float">
            <text:p>1117106496</text:p>
          </table:table-cell>
          <table:table-cell office:value-type="float" office:value="1352532492" calcext:value-type="float">
            <text:p>13525324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19008" calcext:value-type="float">
            <text:p>81019008</text:p>
          </table:table-cell>
          <table:table-cell office:value-type="float" office:value="93410604" calcext:value-type="float">
            <text:p>93410604</text:p>
          </table:table-cell>
          <table:table-cell office:value-type="float" office:value="1138159368" calcext:value-type="float">
            <text:p>1138159368</text:p>
          </table:table-cell>
          <table:table-cell office:value-type="float" office:value="1350915264" calcext:value-type="float">
            <text:p>13509152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25832" calcext:value-type="float">
            <text:p>80825832</text:p>
          </table:table-cell>
          <table:table-cell office:value-type="float" office:value="93403260" calcext:value-type="float">
            <text:p>93403260</text:p>
          </table:table-cell>
          <table:table-cell office:value-type="float" office:value="1117567584" calcext:value-type="float">
            <text:p>1117567584</text:p>
          </table:table-cell>
          <table:table-cell office:value-type="float" office:value="1350705492" calcext:value-type="float">
            <text:p>13507054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02900" calcext:value-type="float">
            <text:p>80802900</text:p>
          </table:table-cell>
          <table:table-cell office:value-type="float" office:value="93441240" calcext:value-type="float">
            <text:p>93441240</text:p>
          </table:table-cell>
          <table:table-cell office:value-type="float" office:value="1139982768" calcext:value-type="float">
            <text:p>1139982768</text:p>
          </table:table-cell>
          <table:table-cell office:value-type="float" office:value="1351552752" calcext:value-type="float">
            <text:p>13515527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26568" calcext:value-type="float">
            <text:p>81026568</text:p>
          </table:table-cell>
          <table:table-cell office:value-type="float" office:value="93383604" calcext:value-type="float">
            <text:p>93383604</text:p>
          </table:table-cell>
          <table:table-cell office:value-type="float" office:value="1116683388" calcext:value-type="float">
            <text:p>1116683388</text:p>
          </table:table-cell>
          <table:table-cell office:value-type="float" office:value="1352386224" calcext:value-type="float">
            <text:p>13523862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51716" calcext:value-type="float">
            <text:p>80851716</text:p>
          </table:table-cell>
          <table:table-cell office:value-type="float" office:value="93367404" calcext:value-type="float">
            <text:p>93367404</text:p>
          </table:table-cell>
          <table:table-cell office:value-type="float" office:value="1138669308" calcext:value-type="float">
            <text:p>1138669308</text:p>
          </table:table-cell>
          <table:table-cell office:value-type="float" office:value="1351696248" calcext:value-type="float">
            <text:p>13516962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65720" calcext:value-type="float">
            <text:p>80865720</text:p>
          </table:table-cell>
          <table:table-cell office:value-type="float" office:value="93506976" calcext:value-type="float">
            <text:p>93506976</text:p>
          </table:table-cell>
          <table:table-cell office:value-type="float" office:value="1136898612" calcext:value-type="float">
            <text:p>1136898612</text:p>
          </table:table-cell>
          <table:table-cell office:value-type="float" office:value="1351135080" calcext:value-type="float">
            <text:p>13511350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6468" calcext:value-type="float">
            <text:p>80946468</text:p>
          </table:table-cell>
          <table:table-cell office:value-type="float" office:value="93370536" calcext:value-type="float">
            <text:p>93370536</text:p>
          </table:table-cell>
          <table:table-cell office:value-type="float" office:value="1117736784" calcext:value-type="float">
            <text:p>1117736784</text:p>
          </table:table-cell>
          <table:table-cell office:value-type="float" office:value="1350873432" calcext:value-type="float">
            <text:p>13508734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5140" calcext:value-type="float">
            <text:p>80995140</text:p>
          </table:table-cell>
          <table:table-cell office:value-type="float" office:value="93412008" calcext:value-type="float">
            <text:p>93412008</text:p>
          </table:table-cell>
          <table:table-cell office:value-type="float" office:value="1134262368" calcext:value-type="float">
            <text:p>1134262368</text:p>
          </table:table-cell>
          <table:table-cell office:value-type="float" office:value="1351887912" calcext:value-type="float">
            <text:p>13518879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6240" calcext:value-type="float">
            <text:p>80976240</text:p>
          </table:table-cell>
          <table:table-cell office:value-type="float" office:value="93421224" calcext:value-type="float">
            <text:p>93421224</text:p>
          </table:table-cell>
          <table:table-cell office:value-type="float" office:value="1130066496" calcext:value-type="float">
            <text:p>1130066496</text:p>
          </table:table-cell>
          <table:table-cell office:value-type="float" office:value="1351637172" calcext:value-type="float">
            <text:p>13516371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1840" calcext:value-type="float">
            <text:p>80961840</text:p>
          </table:table-cell>
          <table:table-cell office:value-type="float" office:value="93502044" calcext:value-type="float">
            <text:p>93502044</text:p>
          </table:table-cell>
          <table:table-cell office:value-type="float" office:value="1117769004" calcext:value-type="float">
            <text:p>1117769004</text:p>
          </table:table-cell>
          <table:table-cell office:value-type="float" office:value="1351591560" calcext:value-type="float">
            <text:p>13515915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0492" calcext:value-type="float">
            <text:p>80940492</text:p>
          </table:table-cell>
          <table:table-cell office:value-type="float" office:value="93393756" calcext:value-type="float">
            <text:p>93393756</text:p>
          </table:table-cell>
          <table:table-cell office:value-type="float" office:value="1142064144" calcext:value-type="float">
            <text:p>1142064144</text:p>
          </table:table-cell>
          <table:table-cell office:value-type="float" office:value="1358768592" calcext:value-type="float">
            <text:p>13587685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4864" calcext:value-type="float">
            <text:p>80874864</text:p>
          </table:table-cell>
          <table:table-cell office:value-type="float" office:value="100560852" calcext:value-type="float">
            <text:p>100560852</text:p>
          </table:table-cell>
          <table:table-cell office:value-type="float" office:value="1133701128" calcext:value-type="float">
            <text:p>1133701128</text:p>
          </table:table-cell>
          <table:table-cell office:value-type="float" office:value="1350979920" calcext:value-type="float">
            <text:p>13509799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04500" calcext:value-type="float">
            <text:p>81004500</text:p>
          </table:table-cell>
          <table:table-cell office:value-type="float" office:value="92997468" calcext:value-type="float">
            <text:p>92997468</text:p>
          </table:table-cell>
          <table:table-cell office:value-type="float" office:value="1117019592" calcext:value-type="float">
            <text:p>1117019592</text:p>
          </table:table-cell>
          <table:table-cell office:value-type="float" office:value="1352656872" calcext:value-type="float">
            <text:p>13526568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5728" calcext:value-type="float">
            <text:p>80875728</text:p>
          </table:table-cell>
          <table:table-cell office:value-type="float" office:value="93573504" calcext:value-type="float">
            <text:p>93573504</text:p>
          </table:table-cell>
          <table:table-cell office:value-type="float" office:value="1137569508" calcext:value-type="float">
            <text:p>1137569508</text:p>
          </table:table-cell>
          <table:table-cell office:value-type="float" office:value="1350693612" calcext:value-type="float">
            <text:p>13506936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6040" calcext:value-type="float">
            <text:p>80996040</text:p>
          </table:table-cell>
          <table:table-cell office:value-type="float" office:value="93513276" calcext:value-type="float">
            <text:p>93513276</text:p>
          </table:table-cell>
          <table:table-cell office:value-type="float" office:value="1116974412" calcext:value-type="float">
            <text:p>1116974412</text:p>
          </table:table-cell>
          <table:table-cell office:value-type="float" office:value="1350553428" calcext:value-type="float">
            <text:p>13505534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5868" calcext:value-type="float">
            <text:p>80915868</text:p>
          </table:table-cell>
          <table:table-cell office:value-type="float" office:value="93378492" calcext:value-type="float">
            <text:p>93378492</text:p>
          </table:table-cell>
          <table:table-cell office:value-type="float" office:value="1136197548" calcext:value-type="float">
            <text:p>1136197548</text:p>
          </table:table-cell>
          <table:table-cell office:value-type="float" office:value="1350059112" calcext:value-type="float">
            <text:p>13500591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7192" calcext:value-type="float">
            <text:p>80817192</text:p>
          </table:table-cell>
          <table:table-cell office:value-type="float" office:value="93719340" calcext:value-type="float">
            <text:p>93719340</text:p>
          </table:table-cell>
          <table:table-cell office:value-type="float" office:value="1116772200" calcext:value-type="float">
            <text:p>1116772200</text:p>
          </table:table-cell>
          <table:table-cell office:value-type="float" office:value="1350723924" calcext:value-type="float">
            <text:p>13507239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49788" calcext:value-type="float">
            <text:p>81049788</text:p>
          </table:table-cell>
          <table:table-cell office:value-type="float" office:value="93322584" calcext:value-type="float">
            <text:p>93322584</text:p>
          </table:table-cell>
          <table:table-cell office:value-type="float" office:value="1132906392" calcext:value-type="float">
            <text:p>1132906392</text:p>
          </table:table-cell>
          <table:table-cell office:value-type="float" office:value="1351269072" calcext:value-type="float">
            <text:p>13512690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6284" calcext:value-type="float">
            <text:p>80896284</text:p>
          </table:table-cell>
          <table:table-cell office:value-type="float" office:value="93370716" calcext:value-type="float">
            <text:p>93370716</text:p>
          </table:table-cell>
          <table:table-cell office:value-type="float" office:value="1116654552" calcext:value-type="float">
            <text:p>1116654552</text:p>
          </table:table-cell>
          <table:table-cell office:value-type="float" office:value="1349519040" calcext:value-type="float">
            <text:p>13495190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6312" calcext:value-type="float">
            <text:p>80886312</text:p>
          </table:table-cell>
          <table:table-cell office:value-type="float" office:value="93368556" calcext:value-type="float">
            <text:p>93368556</text:p>
          </table:table-cell>
          <table:table-cell office:value-type="float" office:value="1136779092" calcext:value-type="float">
            <text:p>1136779092</text:p>
          </table:table-cell>
          <table:table-cell office:value-type="float" office:value="1350767124" calcext:value-type="float">
            <text:p>13507671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2184" calcext:value-type="float">
            <text:p>80942184</text:p>
          </table:table-cell>
          <table:table-cell office:value-type="float" office:value="93343860" calcext:value-type="float">
            <text:p>93343860</text:p>
          </table:table-cell>
          <table:table-cell office:value-type="float" office:value="1123486920" calcext:value-type="float">
            <text:p>1123486920</text:p>
          </table:table-cell>
          <table:table-cell office:value-type="float" office:value="1349638416" calcext:value-type="float">
            <text:p>13496384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0280" calcext:value-type="float">
            <text:p>80990280</text:p>
          </table:table-cell>
          <table:table-cell office:value-type="float" office:value="93386376" calcext:value-type="float">
            <text:p>93386376</text:p>
          </table:table-cell>
          <table:table-cell office:value-type="float" office:value="1116680544" calcext:value-type="float">
            <text:p>1116680544</text:p>
          </table:table-cell>
          <table:table-cell office:value-type="float" office:value="1350149040" calcext:value-type="float">
            <text:p>13501490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9052" calcext:value-type="float">
            <text:p>80939052</text:p>
          </table:table-cell>
          <table:table-cell office:value-type="float" office:value="93484728" calcext:value-type="float">
            <text:p>93484728</text:p>
          </table:table-cell>
          <table:table-cell office:value-type="float" office:value="1132816896" calcext:value-type="float">
            <text:p>1132816896</text:p>
          </table:table-cell>
          <table:table-cell office:value-type="float" office:value="1350798228" calcext:value-type="float">
            <text:p>13507982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52912" calcext:value-type="float">
            <text:p>80952912</text:p>
          </table:table-cell>
          <table:table-cell office:value-type="float" office:value="93372912" calcext:value-type="float">
            <text:p>93372912</text:p>
          </table:table-cell>
          <table:table-cell office:value-type="float" office:value="1117006452" calcext:value-type="float">
            <text:p>1117006452</text:p>
          </table:table-cell>
          <table:table-cell office:value-type="float" office:value="1351075248" calcext:value-type="float">
            <text:p>13510752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1180" calcext:value-type="float">
            <text:p>80811180</text:p>
          </table:table-cell>
          <table:table-cell office:value-type="float" office:value="93388968" calcext:value-type="float">
            <text:p>93388968</text:p>
          </table:table-cell>
          <table:table-cell office:value-type="float" office:value="1133811072" calcext:value-type="float">
            <text:p>1133811072</text:p>
          </table:table-cell>
          <table:table-cell office:value-type="float" office:value="1350977616" calcext:value-type="float">
            <text:p>13509776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5096" calcext:value-type="float">
            <text:p>80895096</text:p>
          </table:table-cell>
          <table:table-cell office:value-type="float" office:value="93448944" calcext:value-type="float">
            <text:p>93448944</text:p>
          </table:table-cell>
          <table:table-cell office:value-type="float" office:value="1133341308" calcext:value-type="float">
            <text:p>1133341308</text:p>
          </table:table-cell>
          <table:table-cell office:value-type="float" office:value="1352138256" calcext:value-type="float">
            <text:p>13521382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06444" calcext:value-type="float">
            <text:p>81006444</text:p>
          </table:table-cell>
          <table:table-cell office:value-type="float" office:value="93394224" calcext:value-type="float">
            <text:p>93394224</text:p>
          </table:table-cell>
          <table:table-cell office:value-type="float" office:value="1123823808" calcext:value-type="float">
            <text:p>1123823808</text:p>
          </table:table-cell>
          <table:table-cell office:value-type="float" office:value="1352048580" calcext:value-type="float">
            <text:p>13520485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6536" calcext:value-type="float">
            <text:p>80896536</text:p>
          </table:table-cell>
          <table:table-cell office:value-type="float" office:value="93386700" calcext:value-type="float">
            <text:p>93386700</text:p>
          </table:table-cell>
          <table:table-cell office:value-type="float" office:value="1123401096" calcext:value-type="float">
            <text:p>1123401096</text:p>
          </table:table-cell>
          <table:table-cell office:value-type="float" office:value="1351385172" calcext:value-type="float">
            <text:p>13513851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0348" calcext:value-type="float">
            <text:p>80940348</text:p>
          </table:table-cell>
          <table:table-cell office:value-type="float" office:value="93508200" calcext:value-type="float">
            <text:p>93508200</text:p>
          </table:table-cell>
          <table:table-cell office:value-type="float" office:value="1126756872" calcext:value-type="float">
            <text:p>1126756872</text:p>
          </table:table-cell>
          <table:table-cell office:value-type="float" office:value="1351272240" calcext:value-type="float">
            <text:p>13512722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55216" calcext:value-type="float">
            <text:p>80955216</text:p>
          </table:table-cell>
          <table:table-cell office:value-type="float" office:value="93320388" calcext:value-type="float">
            <text:p>93320388</text:p>
          </table:table-cell>
          <table:table-cell office:value-type="float" office:value="1136464020" calcext:value-type="float">
            <text:p>1136464020</text:p>
          </table:table-cell>
          <table:table-cell office:value-type="float" office:value="1351885716" calcext:value-type="float">
            <text:p>13518857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8484" calcext:value-type="float">
            <text:p>80948484</text:p>
          </table:table-cell>
          <table:table-cell office:value-type="float" office:value="93444588" calcext:value-type="float">
            <text:p>93444588</text:p>
          </table:table-cell>
          <table:table-cell office:value-type="float" office:value="1116880236" calcext:value-type="float">
            <text:p>1116880236</text:p>
          </table:table-cell>
          <table:table-cell office:value-type="float" office:value="1365057324" calcext:value-type="float">
            <text:p>13650573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7432" calcext:value-type="float">
            <text:p>80937432</text:p>
          </table:table-cell>
          <table:table-cell office:value-type="float" office:value="93374244" calcext:value-type="float">
            <text:p>93374244</text:p>
          </table:table-cell>
          <table:table-cell office:value-type="float" office:value="1134726912" calcext:value-type="float">
            <text:p>1134726912</text:p>
          </table:table-cell>
          <table:table-cell office:value-type="float" office:value="1351409076" calcext:value-type="float">
            <text:p>13514090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9012" calcext:value-type="float">
            <text:p>80979012</text:p>
          </table:table-cell>
          <table:table-cell office:value-type="float" office:value="100324404" calcext:value-type="float">
            <text:p>100324404</text:p>
          </table:table-cell>
          <table:table-cell office:value-type="float" office:value="1117353024" calcext:value-type="float">
            <text:p>1117353024</text:p>
          </table:table-cell>
          <table:table-cell office:value-type="float" office:value="1352491848" calcext:value-type="float">
            <text:p>13524918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8592" calcext:value-type="float">
            <text:p>80948592</text:p>
          </table:table-cell>
          <table:table-cell office:value-type="float" office:value="93093264" calcext:value-type="float">
            <text:p>93093264</text:p>
          </table:table-cell>
          <table:table-cell office:value-type="float" office:value="1137440340" calcext:value-type="float">
            <text:p>1137440340</text:p>
          </table:table-cell>
          <table:table-cell office:value-type="float" office:value="1351829232" calcext:value-type="float">
            <text:p>13518292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7092" calcext:value-type="float">
            <text:p>80917092</text:p>
          </table:table-cell>
          <table:table-cell office:value-type="float" office:value="93635820" calcext:value-type="float">
            <text:p>93635820</text:p>
          </table:table-cell>
          <table:table-cell office:value-type="float" office:value="1117091592" calcext:value-type="float">
            <text:p>1117091592</text:p>
          </table:table-cell>
          <table:table-cell office:value-type="float" office:value="1352392776" calcext:value-type="float">
            <text:p>13523927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8216" calcext:value-type="float">
            <text:p>80928216</text:p>
          </table:table-cell>
          <table:table-cell office:value-type="float" office:value="93515256" calcext:value-type="float">
            <text:p>93515256</text:p>
          </table:table-cell>
          <table:table-cell office:value-type="float" office:value="1136986128" calcext:value-type="float">
            <text:p>1136986128</text:p>
          </table:table-cell>
          <table:table-cell office:value-type="float" office:value="1351815588" calcext:value-type="float">
            <text:p>13518155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5660" calcext:value-type="float">
            <text:p>80835660</text:p>
          </table:table-cell>
          <table:table-cell office:value-type="float" office:value="93428100" calcext:value-type="float">
            <text:p>93428100</text:p>
          </table:table-cell>
          <table:table-cell office:value-type="float" office:value="1117091016" calcext:value-type="float">
            <text:p>1117091016</text:p>
          </table:table-cell>
          <table:table-cell office:value-type="float" office:value="1352582388" calcext:value-type="float">
            <text:p>13525823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1900" calcext:value-type="float">
            <text:p>80991900</text:p>
          </table:table-cell>
          <table:table-cell office:value-type="float" office:value="93427704" calcext:value-type="float">
            <text:p>93427704</text:p>
          </table:table-cell>
          <table:table-cell office:value-type="float" office:value="1138404744" calcext:value-type="float">
            <text:p>1138404744</text:p>
          </table:table-cell>
          <table:table-cell office:value-type="float" office:value="1352913012" calcext:value-type="float">
            <text:p>13529130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11600" calcext:value-type="float">
            <text:p>81111600</text:p>
          </table:table-cell>
          <table:table-cell office:value-type="float" office:value="93496392" calcext:value-type="float">
            <text:p>93496392</text:p>
          </table:table-cell>
          <table:table-cell office:value-type="float" office:value="1117294560" calcext:value-type="float">
            <text:p>1117294560</text:p>
          </table:table-cell>
          <table:table-cell office:value-type="float" office:value="1352849796" calcext:value-type="float">
            <text:p>13528497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1208" calcext:value-type="float">
            <text:p>80891208</text:p>
          </table:table-cell>
          <table:table-cell office:value-type="float" office:value="93469032" calcext:value-type="float">
            <text:p>93469032</text:p>
          </table:table-cell>
          <table:table-cell office:value-type="float" office:value="1132127748" calcext:value-type="float">
            <text:p>1132127748</text:p>
          </table:table-cell>
          <table:table-cell office:value-type="float" office:value="1352052288" calcext:value-type="float">
            <text:p>13520522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95484" calcext:value-type="float">
            <text:p>80795484</text:p>
          </table:table-cell>
          <table:table-cell office:value-type="float" office:value="93358008" calcext:value-type="float">
            <text:p>93358008</text:p>
          </table:table-cell>
          <table:table-cell office:value-type="float" office:value="1116745056" calcext:value-type="float">
            <text:p>1116745056</text:p>
          </table:table-cell>
          <table:table-cell office:value-type="float" office:value="1351867392" calcext:value-type="float">
            <text:p>13518673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2152" calcext:value-type="float">
            <text:p>80992152</text:p>
          </table:table-cell>
          <table:table-cell office:value-type="float" office:value="93419424" calcext:value-type="float">
            <text:p>93419424</text:p>
          </table:table-cell>
          <table:table-cell office:value-type="float" office:value="1136290212" calcext:value-type="float">
            <text:p>1136290212</text:p>
          </table:table-cell>
          <table:table-cell office:value-type="float" office:value="1352491524" calcext:value-type="float">
            <text:p>13524915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0092" calcext:value-type="float">
            <text:p>80980092</text:p>
          </table:table-cell>
          <table:table-cell office:value-type="float" office:value="93380184" calcext:value-type="float">
            <text:p>93380184</text:p>
          </table:table-cell>
          <table:table-cell office:value-type="float" office:value="1124848728" calcext:value-type="float">
            <text:p>1124848728</text:p>
          </table:table-cell>
          <table:table-cell office:value-type="float" office:value="1351630188" calcext:value-type="float">
            <text:p>13516301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3760" calcext:value-type="float">
            <text:p>80933760</text:p>
          </table:table-cell>
          <table:table-cell office:value-type="float" office:value="93454524" calcext:value-type="float">
            <text:p>93454524</text:p>
          </table:table-cell>
          <table:table-cell office:value-type="float" office:value="1116768060" calcext:value-type="float">
            <text:p>1116768060</text:p>
          </table:table-cell>
          <table:table-cell office:value-type="float" office:value="1351257912" calcext:value-type="float">
            <text:p>13512579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9264" calcext:value-type="float">
            <text:p>80979264</text:p>
          </table:table-cell>
          <table:table-cell office:value-type="float" office:value="93402144" calcext:value-type="float">
            <text:p>93402144</text:p>
          </table:table-cell>
          <table:table-cell office:value-type="float" office:value="1131679188" calcext:value-type="float">
            <text:p>1131679188</text:p>
          </table:table-cell>
          <table:table-cell office:value-type="float" office:value="1351132344" calcext:value-type="float">
            <text:p>13511323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2668" calcext:value-type="float">
            <text:p>80872668</text:p>
          </table:table-cell>
          <table:table-cell office:value-type="float" office:value="93378384" calcext:value-type="float">
            <text:p>93378384</text:p>
          </table:table-cell>
          <table:table-cell office:value-type="float" office:value="1136790612" calcext:value-type="float">
            <text:p>1136790612</text:p>
          </table:table-cell>
          <table:table-cell office:value-type="float" office:value="1351799496" calcext:value-type="float">
            <text:p>13517994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001512" calcext:value-type="float">
            <text:p>81001512</text:p>
          </table:table-cell>
          <table:table-cell office:value-type="float" office:value="93390192" calcext:value-type="float">
            <text:p>93390192</text:p>
          </table:table-cell>
          <table:table-cell office:value-type="float" office:value="1116543168" calcext:value-type="float">
            <text:p>1116543168</text:p>
          </table:table-cell>
          <table:table-cell office:value-type="float" office:value="1351357020" calcext:value-type="float">
            <text:p>13513570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2004" calcext:value-type="float">
            <text:p>80942004</text:p>
          </table:table-cell>
          <table:table-cell office:value-type="float" office:value="93370680" calcext:value-type="float">
            <text:p>93370680</text:p>
          </table:table-cell>
          <table:table-cell office:value-type="float" office:value="1133341020" calcext:value-type="float">
            <text:p>1133341020</text:p>
          </table:table-cell>
          <table:table-cell office:value-type="float" office:value="1351178424" calcext:value-type="float">
            <text:p>13511784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42328" calcext:value-type="float">
            <text:p>80942328</text:p>
          </table:table-cell>
          <table:table-cell office:value-type="float" office:value="93595428" calcext:value-type="float">
            <text:p>93595428</text:p>
          </table:table-cell>
          <table:table-cell office:value-type="float" office:value="1116305316" calcext:value-type="float">
            <text:p>1116305316</text:p>
          </table:table-cell>
          <table:table-cell office:value-type="float" office:value="1351738548" calcext:value-type="float">
            <text:p>13517385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29252" calcext:value-type="float">
            <text:p>80829252</text:p>
          </table:table-cell>
          <table:table-cell office:value-type="float" office:value="93374028" calcext:value-type="float">
            <text:p>93374028</text:p>
          </table:table-cell>
          <table:table-cell office:value-type="float" office:value="1136589444" calcext:value-type="float">
            <text:p>1136589444</text:p>
          </table:table-cell>
          <table:table-cell office:value-type="float" office:value="1351961424" calcext:value-type="float">
            <text:p>13519614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65576" calcext:value-type="float">
            <text:p>80865576</text:p>
          </table:table-cell>
          <table:table-cell office:value-type="float" office:value="93361536" calcext:value-type="float">
            <text:p>93361536</text:p>
          </table:table-cell>
          <table:table-cell office:value-type="float" office:value="1116684180" calcext:value-type="float">
            <text:p>1116684180</text:p>
          </table:table-cell>
          <table:table-cell office:value-type="float" office:value="1351823292" calcext:value-type="float">
            <text:p>13518232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5820" calcext:value-type="float">
            <text:p>80765820</text:p>
          </table:table-cell>
          <table:table-cell office:value-type="float" office:value="93505824" calcext:value-type="float">
            <text:p>93505824</text:p>
          </table:table-cell>
          <table:table-cell office:value-type="float" office:value="1134020808" calcext:value-type="float">
            <text:p>1134020808</text:p>
          </table:table-cell>
          <table:table-cell office:value-type="float" office:value="1359586944" calcext:value-type="float">
            <text:p>13595869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34896" calcext:value-type="float">
            <text:p>80734896</text:p>
          </table:table-cell>
          <table:table-cell office:value-type="float" office:value="93373848" calcext:value-type="float">
            <text:p>93373848</text:p>
          </table:table-cell>
          <table:table-cell office:value-type="float" office:value="1123128036" calcext:value-type="float">
            <text:p>1123128036</text:p>
          </table:table-cell>
          <table:table-cell office:value-type="float" office:value="1350731556" calcext:value-type="float">
            <text:p>13507315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6432" calcext:value-type="float">
            <text:p>80766432</text:p>
          </table:table-cell>
          <table:table-cell office:value-type="float" office:value="100521540" calcext:value-type="float">
            <text:p>100521540</text:p>
          </table:table-cell>
          <table:table-cell office:value-type="float" office:value="1117113048" calcext:value-type="float">
            <text:p>1117113048</text:p>
          </table:table-cell>
          <table:table-cell office:value-type="float" office:value="1352021544" calcext:value-type="float">
            <text:p>13520215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92424" calcext:value-type="float">
            <text:p>80792424</text:p>
          </table:table-cell>
          <table:table-cell office:value-type="float" office:value="93048804" calcext:value-type="float">
            <text:p>93048804</text:p>
          </table:table-cell>
          <table:table-cell office:value-type="float" office:value="1137743964" calcext:value-type="float">
            <text:p>1137743964</text:p>
          </table:table-cell>
          <table:table-cell office:value-type="float" office:value="1351795860" calcext:value-type="float">
            <text:p>13517958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96744" calcext:value-type="float">
            <text:p>80796744</text:p>
          </table:table-cell>
          <table:table-cell office:value-type="float" office:value="93628512" calcext:value-type="float">
            <text:p>93628512</text:p>
          </table:table-cell>
          <table:table-cell office:value-type="float" office:value="1132479900" calcext:value-type="float">
            <text:p>1132479900</text:p>
          </table:table-cell>
          <table:table-cell office:value-type="float" office:value="1352055528" calcext:value-type="float">
            <text:p>13520555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5668" calcext:value-type="float">
            <text:p>80845668</text:p>
          </table:table-cell>
          <table:table-cell office:value-type="float" office:value="93421908" calcext:value-type="float">
            <text:p>93421908</text:p>
          </table:table-cell>
          <table:table-cell office:value-type="float" office:value="1116824580" calcext:value-type="float">
            <text:p>1116824580</text:p>
          </table:table-cell>
          <table:table-cell office:value-type="float" office:value="1352447172" calcext:value-type="float">
            <text:p>13524471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1852" calcext:value-type="float">
            <text:p>80931852</text:p>
          </table:table-cell>
          <table:table-cell office:value-type="float" office:value="93471624" calcext:value-type="float">
            <text:p>93471624</text:p>
          </table:table-cell>
          <table:table-cell office:value-type="float" office:value="1135352052" calcext:value-type="float">
            <text:p>1135352052</text:p>
          </table:table-cell>
          <table:table-cell office:value-type="float" office:value="1352143872" calcext:value-type="float">
            <text:p>13521438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2708" calcext:value-type="float">
            <text:p>80832708</text:p>
          </table:table-cell>
          <table:table-cell office:value-type="float" office:value="93576240" calcext:value-type="float">
            <text:p>93576240</text:p>
          </table:table-cell>
          <table:table-cell office:value-type="float" office:value="1120753044" calcext:value-type="float">
            <text:p>1120753044</text:p>
          </table:table-cell>
          <table:table-cell office:value-type="float" office:value="1351794528" calcext:value-type="float">
            <text:p>13517945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0976" calcext:value-type="float">
            <text:p>80870976</text:p>
          </table:table-cell>
          <table:table-cell office:value-type="float" office:value="93364956" calcext:value-type="float">
            <text:p>93364956</text:p>
          </table:table-cell>
          <table:table-cell office:value-type="float" office:value="1117619784" calcext:value-type="float">
            <text:p>1117619784</text:p>
          </table:table-cell>
          <table:table-cell office:value-type="float" office:value="1351610496" calcext:value-type="float">
            <text:p>13516104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5256" calcext:value-type="float">
            <text:p>80915256</text:p>
          </table:table-cell>
          <table:table-cell office:value-type="float" office:value="93385476" calcext:value-type="float">
            <text:p>93385476</text:p>
          </table:table-cell>
          <table:table-cell office:value-type="float" office:value="1136519640" calcext:value-type="float">
            <text:p>1136519640</text:p>
          </table:table-cell>
          <table:table-cell office:value-type="float" office:value="1352906496" calcext:value-type="float">
            <text:p>13529064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1568" calcext:value-type="float">
            <text:p>80891568</text:p>
          </table:table-cell>
          <table:table-cell office:value-type="float" office:value="93445452" calcext:value-type="float">
            <text:p>93445452</text:p>
          </table:table-cell>
          <table:table-cell office:value-type="float" office:value="1117227924" calcext:value-type="float">
            <text:p>1117227924</text:p>
          </table:table-cell>
          <table:table-cell office:value-type="float" office:value="1352301552" calcext:value-type="float">
            <text:p>13523015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3032" calcext:value-type="float">
            <text:p>80923032</text:p>
          </table:table-cell>
          <table:table-cell office:value-type="float" office:value="93410208" calcext:value-type="float">
            <text:p>93410208</text:p>
          </table:table-cell>
          <table:table-cell office:value-type="float" office:value="1134528444" calcext:value-type="float">
            <text:p>1134528444</text:p>
          </table:table-cell>
          <table:table-cell office:value-type="float" office:value="1351867032" calcext:value-type="float">
            <text:p>13518670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3060" calcext:value-type="float">
            <text:p>80913060</text:p>
          </table:table-cell>
          <table:table-cell office:value-type="float" office:value="93388752" calcext:value-type="float">
            <text:p>93388752</text:p>
          </table:table-cell>
          <table:table-cell office:value-type="float" office:value="1116431316" calcext:value-type="float">
            <text:p>1116431316</text:p>
          </table:table-cell>
          <table:table-cell office:value-type="float" office:value="1351704384" calcext:value-type="float">
            <text:p>13517043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1064" calcext:value-type="float">
            <text:p>80891064</text:p>
          </table:table-cell>
          <table:table-cell office:value-type="float" office:value="93612924" calcext:value-type="float">
            <text:p>93612924</text:p>
          </table:table-cell>
          <table:table-cell office:value-type="float" office:value="1136390652" calcext:value-type="float">
            <text:p>1136390652</text:p>
          </table:table-cell>
          <table:table-cell office:value-type="float" office:value="1350788796" calcext:value-type="float">
            <text:p>13507887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9016" calcext:value-type="float">
            <text:p>80939016</text:p>
          </table:table-cell>
          <table:table-cell office:value-type="float" office:value="93373488" calcext:value-type="float">
            <text:p>93373488</text:p>
          </table:table-cell>
          <table:table-cell office:value-type="float" office:value="1117199016" calcext:value-type="float">
            <text:p>1117199016</text:p>
          </table:table-cell>
          <table:table-cell office:value-type="float" office:value="1351286640" calcext:value-type="float">
            <text:p>13512866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5600" calcext:value-type="float">
            <text:p>80895600</text:p>
          </table:table-cell>
          <table:table-cell office:value-type="float" office:value="93369420" calcext:value-type="float">
            <text:p>93369420</text:p>
          </table:table-cell>
          <table:table-cell office:value-type="float" office:value="1136611800" calcext:value-type="float">
            <text:p>1136611800</text:p>
          </table:table-cell>
          <table:table-cell office:value-type="float" office:value="1351397448" calcext:value-type="float">
            <text:p>135139744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0800" calcext:value-type="float">
            <text:p>80830800</text:p>
          </table:table-cell>
          <table:table-cell office:value-type="float" office:value="93368484" calcext:value-type="float">
            <text:p>93368484</text:p>
          </table:table-cell>
          <table:table-cell office:value-type="float" office:value="1116993600" calcext:value-type="float">
            <text:p>1116993600</text:p>
          </table:table-cell>
          <table:table-cell office:value-type="float" office:value="1350900504" calcext:value-type="float">
            <text:p>13509005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8488" calcext:value-type="float">
            <text:p>80998488</text:p>
          </table:table-cell>
          <table:table-cell office:value-type="float" office:value="93466656" calcext:value-type="float">
            <text:p>93466656</text:p>
          </table:table-cell>
          <table:table-cell office:value-type="float" office:value="1128681360" calcext:value-type="float">
            <text:p>1128681360</text:p>
          </table:table-cell>
          <table:table-cell office:value-type="float" office:value="1351244484" calcext:value-type="float">
            <text:p>13512444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3368" calcext:value-type="float">
            <text:p>80893368</text:p>
          </table:table-cell>
          <table:table-cell office:value-type="float" office:value="93417300" calcext:value-type="float">
            <text:p>93417300</text:p>
          </table:table-cell>
          <table:table-cell office:value-type="float" office:value="1143657576" calcext:value-type="float">
            <text:p>1143657576</text:p>
          </table:table-cell>
          <table:table-cell office:value-type="float" office:value="1351254852" calcext:value-type="float">
            <text:p>13512548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1296" calcext:value-type="float">
            <text:p>80911296</text:p>
          </table:table-cell>
          <table:table-cell office:value-type="float" office:value="93363012" calcext:value-type="float">
            <text:p>93363012</text:p>
          </table:table-cell>
          <table:table-cell office:value-type="float" office:value="1116646164" calcext:value-type="float">
            <text:p>1116646164</text:p>
          </table:table-cell>
          <table:table-cell office:value-type="float" office:value="1351356768" calcext:value-type="float">
            <text:p>13513567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3772" calcext:value-type="float">
            <text:p>80903772</text:p>
          </table:table-cell>
          <table:table-cell office:value-type="float" office:value="93550680" calcext:value-type="float">
            <text:p>93550680</text:p>
          </table:table-cell>
          <table:table-cell office:value-type="float" office:value="1136260764" calcext:value-type="float">
            <text:p>1136260764</text:p>
          </table:table-cell>
          <table:table-cell office:value-type="float" office:value="1351346868" calcext:value-type="float">
            <text:p>13513468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2204" calcext:value-type="float">
            <text:p>80922204</text:p>
          </table:table-cell>
          <table:table-cell office:value-type="float" office:value="93343284" calcext:value-type="float">
            <text:p>93343284</text:p>
          </table:table-cell>
          <table:table-cell office:value-type="float" office:value="1117252980" calcext:value-type="float">
            <text:p>1117252980</text:p>
          </table:table-cell>
          <table:table-cell office:value-type="float" office:value="1359230688" calcext:value-type="float">
            <text:p>13592306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4600" calcext:value-type="float">
            <text:p>80904600</text:p>
          </table:table-cell>
          <table:table-cell office:value-type="float" office:value="100531368" calcext:value-type="float">
            <text:p>100531368</text:p>
          </table:table-cell>
          <table:table-cell office:value-type="float" office:value="1132756704" calcext:value-type="float">
            <text:p>1132756704</text:p>
          </table:table-cell>
          <table:table-cell office:value-type="float" office:value="1351330200" calcext:value-type="float">
            <text:p>13513302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6672" calcext:value-type="float">
            <text:p>80976672</text:p>
          </table:table-cell>
          <table:table-cell office:value-type="float" office:value="93162024" calcext:value-type="float">
            <text:p>93162024</text:p>
          </table:table-cell>
          <table:table-cell office:value-type="float" office:value="1116847836" calcext:value-type="float">
            <text:p>1116847836</text:p>
          </table:table-cell>
          <table:table-cell office:value-type="float" office:value="1351539072" calcext:value-type="float">
            <text:p>13515390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8900" calcext:value-type="float">
            <text:p>80928900</text:p>
          </table:table-cell>
          <table:table-cell office:value-type="float" office:value="93462120" calcext:value-type="float">
            <text:p>93462120</text:p>
          </table:table-cell>
          <table:table-cell office:value-type="float" office:value="1121112252" calcext:value-type="float">
            <text:p>1121112252</text:p>
          </table:table-cell>
          <table:table-cell office:value-type="float" office:value="1351818216" calcext:value-type="float">
            <text:p>13518182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9512" calcext:value-type="float">
            <text:p>80929512</text:p>
          </table:table-cell>
          <table:table-cell office:value-type="float" office:value="93477816" calcext:value-type="float">
            <text:p>93477816</text:p>
          </table:table-cell>
          <table:table-cell office:value-type="float" office:value="1138804488" calcext:value-type="float">
            <text:p>1138804488</text:p>
          </table:table-cell>
          <table:table-cell office:value-type="float" office:value="1351628712" calcext:value-type="float">
            <text:p>13516287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3820" calcext:value-type="float">
            <text:p>80963820</text:p>
          </table:table-cell>
          <table:table-cell office:value-type="float" office:value="93406392" calcext:value-type="float">
            <text:p>93406392</text:p>
          </table:table-cell>
          <table:table-cell office:value-type="float" office:value="1116566316" calcext:value-type="float">
            <text:p>1116566316</text:p>
          </table:table-cell>
          <table:table-cell office:value-type="float" office:value="1352492856" calcext:value-type="float">
            <text:p>13524928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1836" calcext:value-type="float">
            <text:p>80911836</text:p>
          </table:table-cell>
          <table:table-cell office:value-type="float" office:value="93366360" calcext:value-type="float">
            <text:p>93366360</text:p>
          </table:table-cell>
          <table:table-cell office:value-type="float" office:value="1139357844" calcext:value-type="float">
            <text:p>1139357844</text:p>
          </table:table-cell>
          <table:table-cell office:value-type="float" office:value="1352541456" calcext:value-type="float">
            <text:p>13525414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2784" calcext:value-type="float">
            <text:p>80972784</text:p>
          </table:table-cell>
          <table:table-cell office:value-type="float" office:value="93611988" calcext:value-type="float">
            <text:p>93611988</text:p>
          </table:table-cell>
          <table:table-cell office:value-type="float" office:value="1116326376" calcext:value-type="float">
            <text:p>1116326376</text:p>
          </table:table-cell>
          <table:table-cell office:value-type="float" office:value="1351623276" calcext:value-type="float">
            <text:p>13516232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8440" calcext:value-type="float">
            <text:p>80848440</text:p>
          </table:table-cell>
          <table:table-cell office:value-type="float" office:value="93521916" calcext:value-type="float">
            <text:p>93521916</text:p>
          </table:table-cell>
          <table:table-cell office:value-type="float" office:value="1142377416" calcext:value-type="float">
            <text:p>1142377416</text:p>
          </table:table-cell>
          <table:table-cell office:value-type="float" office:value="1351564272" calcext:value-type="float">
            <text:p>13515642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4332" calcext:value-type="float">
            <text:p>80884332</text:p>
          </table:table-cell>
          <table:table-cell office:value-type="float" office:value="93505896" calcext:value-type="float">
            <text:p>93505896</text:p>
          </table:table-cell>
          <table:table-cell office:value-type="float" office:value="1116407412" calcext:value-type="float">
            <text:p>1116407412</text:p>
          </table:table-cell>
          <table:table-cell office:value-type="float" office:value="1351407852" calcext:value-type="float">
            <text:p>13514078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8320" calcext:value-type="float">
            <text:p>80878320</text:p>
          </table:table-cell>
          <table:table-cell office:value-type="float" office:value="93441024" calcext:value-type="float">
            <text:p>93441024</text:p>
          </table:table-cell>
          <table:table-cell office:value-type="float" office:value="1132466940" calcext:value-type="float">
            <text:p>1132466940</text:p>
          </table:table-cell>
          <table:table-cell office:value-type="float" office:value="1352514060" calcext:value-type="float">
            <text:p>13525140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6056" calcext:value-type="float">
            <text:p>80836056</text:p>
          </table:table-cell>
          <table:table-cell office:value-type="float" office:value="93505212" calcext:value-type="float">
            <text:p>93505212</text:p>
          </table:table-cell>
          <table:table-cell office:value-type="float" office:value="1117030320" calcext:value-type="float">
            <text:p>1117030320</text:p>
          </table:table-cell>
          <table:table-cell office:value-type="float" office:value="1352066652" calcext:value-type="float">
            <text:p>13520666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8992" calcext:value-type="float">
            <text:p>80818992</text:p>
          </table:table-cell>
          <table:table-cell office:value-type="float" office:value="93343824" calcext:value-type="float">
            <text:p>93343824</text:p>
          </table:table-cell>
          <table:table-cell office:value-type="float" office:value="1140825852" calcext:value-type="float">
            <text:p>1140825852</text:p>
          </table:table-cell>
          <table:table-cell office:value-type="float" office:value="1352244024" calcext:value-type="float">
            <text:p>13522440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92404" calcext:value-type="float">
            <text:p>80992404</text:p>
          </table:table-cell>
          <table:table-cell office:value-type="float" office:value="93389868" calcext:value-type="float">
            <text:p>93389868</text:p>
          </table:table-cell>
          <table:table-cell office:value-type="float" office:value="1116049500" calcext:value-type="float">
            <text:p>1116049500</text:p>
          </table:table-cell>
          <table:table-cell office:value-type="float" office:value="1352141136" calcext:value-type="float">
            <text:p>13521411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72768" calcext:value-type="float">
            <text:p>80772768</text:p>
          </table:table-cell>
          <table:table-cell office:value-type="float" office:value="93393252" calcext:value-type="float">
            <text:p>93393252</text:p>
          </table:table-cell>
          <table:table-cell office:value-type="float" office:value="1137518136" calcext:value-type="float">
            <text:p>1137518136</text:p>
          </table:table-cell>
          <table:table-cell office:value-type="float" office:value="1351864296" calcext:value-type="float">
            <text:p>13518642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7544" calcext:value-type="float">
            <text:p>80897544</text:p>
          </table:table-cell>
          <table:table-cell office:value-type="float" office:value="93511656" calcext:value-type="float">
            <text:p>93511656</text:p>
          </table:table-cell>
          <table:table-cell office:value-type="float" office:value="1116966132" calcext:value-type="float">
            <text:p>1116966132</text:p>
          </table:table-cell>
          <table:table-cell office:value-type="float" office:value="1351183392" calcext:value-type="float">
            <text:p>13511833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5916" calcext:value-type="float">
            <text:p>80975916</text:p>
          </table:table-cell>
          <table:table-cell office:value-type="float" office:value="93411540" calcext:value-type="float">
            <text:p>93411540</text:p>
          </table:table-cell>
          <table:table-cell office:value-type="float" office:value="1135489680" calcext:value-type="float">
            <text:p>1135489680</text:p>
          </table:table-cell>
          <table:table-cell office:value-type="float" office:value="1352170692" calcext:value-type="float">
            <text:p>13521706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8512" calcext:value-type="float">
            <text:p>80848512</text:p>
          </table:table-cell>
          <table:table-cell office:value-type="float" office:value="93319560" calcext:value-type="float">
            <text:p>93319560</text:p>
          </table:table-cell>
          <table:table-cell office:value-type="float" office:value="1116896004" calcext:value-type="float">
            <text:p>1116896004</text:p>
          </table:table-cell>
          <table:table-cell office:value-type="float" office:value="1352153772" calcext:value-type="float">
            <text:p>13521537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4616" calcext:value-type="float">
            <text:p>80924616</text:p>
          </table:table-cell>
          <table:table-cell office:value-type="float" office:value="93380832" calcext:value-type="float">
            <text:p>93380832</text:p>
          </table:table-cell>
          <table:table-cell office:value-type="float" office:value="1138081032" calcext:value-type="float">
            <text:p>1138081032</text:p>
          </table:table-cell>
          <table:table-cell office:value-type="float" office:value="1351728792" calcext:value-type="float">
            <text:p>13517287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0760" calcext:value-type="float">
            <text:p>80870760</text:p>
          </table:table-cell>
          <table:table-cell office:value-type="float" office:value="93362580" calcext:value-type="float">
            <text:p>93362580</text:p>
          </table:table-cell>
          <table:table-cell office:value-type="float" office:value="1117419300" calcext:value-type="float">
            <text:p>1117419300</text:p>
          </table:table-cell>
          <table:table-cell office:value-type="float" office:value="1352060784" calcext:value-type="float">
            <text:p>135206078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0264" calcext:value-type="float">
            <text:p>80880264</text:p>
          </table:table-cell>
          <table:table-cell office:value-type="float" office:value="93405960" calcext:value-type="float">
            <text:p>93405960</text:p>
          </table:table-cell>
          <table:table-cell office:value-type="float" office:value="1136412576" calcext:value-type="float">
            <text:p>1136412576</text:p>
          </table:table-cell>
          <table:table-cell office:value-type="float" office:value="1358996436" calcext:value-type="float">
            <text:p>13589964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558568" calcext:value-type="float">
            <text:p>80558568</text:p>
          </table:table-cell>
          <table:table-cell office:value-type="float" office:value="93376620" calcext:value-type="float">
            <text:p>93376620</text:p>
          </table:table-cell>
          <table:table-cell office:value-type="float" office:value="1124494524" calcext:value-type="float">
            <text:p>1124494524</text:p>
          </table:table-cell>
          <table:table-cell office:value-type="float" office:value="1352167524" calcext:value-type="float">
            <text:p>13521675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437932" calcext:value-type="float">
            <text:p>80437932</text:p>
          </table:table-cell>
          <table:table-cell office:value-type="float" office:value="100473624" calcext:value-type="float">
            <text:p>100473624</text:p>
          </table:table-cell>
          <table:table-cell office:value-type="float" office:value="1138020588" calcext:value-type="float">
            <text:p>1138020588</text:p>
          </table:table-cell>
          <table:table-cell office:value-type="float" office:value="1352000268" calcext:value-type="float">
            <text:p>13520002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579556" calcext:value-type="float">
            <text:p>80579556</text:p>
          </table:table-cell>
          <table:table-cell office:value-type="float" office:value="93176676" calcext:value-type="float">
            <text:p>93176676</text:p>
          </table:table-cell>
          <table:table-cell office:value-type="float" office:value="1139079888" calcext:value-type="float">
            <text:p>1139079888</text:p>
          </table:table-cell>
          <table:table-cell office:value-type="float" office:value="1352461140" calcext:value-type="float">
            <text:p>135246114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405064" calcext:value-type="float">
            <text:p>80405064</text:p>
          </table:table-cell>
          <table:table-cell office:value-type="float" office:value="93349404" calcext:value-type="float">
            <text:p>93349404</text:p>
          </table:table-cell>
          <table:table-cell office:value-type="float" office:value="1134113436" calcext:value-type="float">
            <text:p>1134113436</text:p>
          </table:table-cell>
          <table:table-cell office:value-type="float" office:value="1351538676" calcext:value-type="float">
            <text:p>13515386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326152" calcext:value-type="float">
            <text:p>80326152</text:p>
          </table:table-cell>
          <table:table-cell office:value-type="float" office:value="93430584" calcext:value-type="float">
            <text:p>93430584</text:p>
          </table:table-cell>
          <table:table-cell office:value-type="float" office:value="1120468392" calcext:value-type="float">
            <text:p>1120468392</text:p>
          </table:table-cell>
          <table:table-cell office:value-type="float" office:value="1351433232" calcext:value-type="float">
            <text:p>13514332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359848" calcext:value-type="float">
            <text:p>80359848</text:p>
          </table:table-cell>
          <table:table-cell office:value-type="float" office:value="93442464" calcext:value-type="float">
            <text:p>93442464</text:p>
          </table:table-cell>
          <table:table-cell office:value-type="float" office:value="1130529600" calcext:value-type="float">
            <text:p>1130529600</text:p>
          </table:table-cell>
          <table:table-cell office:value-type="float" office:value="1351474992" calcext:value-type="float">
            <text:p>13514749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678772" calcext:value-type="float">
            <text:p>80678772</text:p>
          </table:table-cell>
          <table:table-cell office:value-type="float" office:value="93464496" calcext:value-type="float">
            <text:p>93464496</text:p>
          </table:table-cell>
          <table:table-cell office:value-type="float" office:value="1131400512" calcext:value-type="float">
            <text:p>1131400512</text:p>
          </table:table-cell>
          <table:table-cell office:value-type="float" office:value="1351810800" calcext:value-type="float">
            <text:p>13518108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93332" calcext:value-type="float">
            <text:p>80893332</text:p>
          </table:table-cell>
          <table:table-cell office:value-type="float" office:value="93331368" calcext:value-type="float">
            <text:p>93331368</text:p>
          </table:table-cell>
          <table:table-cell office:value-type="float" office:value="1128633120" calcext:value-type="float">
            <text:p>1128633120</text:p>
          </table:table-cell>
          <table:table-cell office:value-type="float" office:value="1352141136" calcext:value-type="float">
            <text:p>13521411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23984" calcext:value-type="float">
            <text:p>81123984</text:p>
          </table:table-cell>
          <table:table-cell office:value-type="float" office:value="93486348" calcext:value-type="float">
            <text:p>93486348</text:p>
          </table:table-cell>
          <table:table-cell office:value-type="float" office:value="1132311528" calcext:value-type="float">
            <text:p>1132311528</text:p>
          </table:table-cell>
          <table:table-cell office:value-type="float" office:value="1352816208" calcext:value-type="float">
            <text:p>135281620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14888" calcext:value-type="float">
            <text:p>80814888</text:p>
          </table:table-cell>
          <table:table-cell office:value-type="float" office:value="93501828" calcext:value-type="float">
            <text:p>93501828</text:p>
          </table:table-cell>
          <table:table-cell office:value-type="float" office:value="1117475172" calcext:value-type="float">
            <text:p>1117475172</text:p>
          </table:table-cell>
          <table:table-cell office:value-type="float" office:value="1351469124" calcext:value-type="float">
            <text:p>13514691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06328" calcext:value-type="float">
            <text:p>80906328</text:p>
          </table:table-cell>
          <table:table-cell office:value-type="float" office:value="93377556" calcext:value-type="float">
            <text:p>93377556</text:p>
          </table:table-cell>
          <table:table-cell office:value-type="float" office:value="1138819896" calcext:value-type="float">
            <text:p>1138819896</text:p>
          </table:table-cell>
          <table:table-cell office:value-type="float" office:value="1354436856" calcext:value-type="float">
            <text:p>13544368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59212" calcext:value-type="float">
            <text:p>80959212</text:p>
          </table:table-cell>
          <table:table-cell office:value-type="float" office:value="93403008" calcext:value-type="float">
            <text:p>93403008</text:p>
          </table:table-cell>
          <table:table-cell office:value-type="float" office:value="1133942976" calcext:value-type="float">
            <text:p>1133942976</text:p>
          </table:table-cell>
          <table:table-cell office:value-type="float" office:value="1351498464" calcext:value-type="float">
            <text:p>13514984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40700" calcext:value-type="float">
            <text:p>80840700</text:p>
          </table:table-cell>
          <table:table-cell office:value-type="float" office:value="93446208" calcext:value-type="float">
            <text:p>93446208</text:p>
          </table:table-cell>
          <table:table-cell office:value-type="float" office:value="1116712692" calcext:value-type="float">
            <text:p>1116712692</text:p>
          </table:table-cell>
          <table:table-cell office:value-type="float" office:value="1351806444" calcext:value-type="float">
            <text:p>135180644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70516" calcext:value-type="float">
            <text:p>80970516</text:p>
          </table:table-cell>
          <table:table-cell office:value-type="float" office:value="93459312" calcext:value-type="float">
            <text:p>93459312</text:p>
          </table:table-cell>
          <table:table-cell office:value-type="float" office:value="1124056512" calcext:value-type="float">
            <text:p>1124056512</text:p>
          </table:table-cell>
          <table:table-cell office:value-type="float" office:value="1352206080" calcext:value-type="float">
            <text:p>13522060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0880" calcext:value-type="float">
            <text:p>80930880</text:p>
          </table:table-cell>
          <table:table-cell office:value-type="float" office:value="93470508" calcext:value-type="float">
            <text:p>93470508</text:p>
          </table:table-cell>
          <table:table-cell office:value-type="float" office:value="1135089360" calcext:value-type="float">
            <text:p>1135089360</text:p>
          </table:table-cell>
          <table:table-cell office:value-type="float" office:value="1352137032" calcext:value-type="float">
            <text:p>13521370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7092" calcext:value-type="float">
            <text:p>80917092</text:p>
          </table:table-cell>
          <table:table-cell office:value-type="float" office:value="93394512" calcext:value-type="float">
            <text:p>93394512</text:p>
          </table:table-cell>
          <table:table-cell office:value-type="float" office:value="1134054504" calcext:value-type="float">
            <text:p>1134054504</text:p>
          </table:table-cell>
          <table:table-cell office:value-type="float" office:value="1352490264" calcext:value-type="float">
            <text:p>13524902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8224" calcext:value-type="float">
            <text:p>80938224</text:p>
          </table:table-cell>
          <table:table-cell office:value-type="float" office:value="93510000" calcext:value-type="float">
            <text:p>93510000</text:p>
          </table:table-cell>
          <table:table-cell office:value-type="float" office:value="1127910924" calcext:value-type="float">
            <text:p>1127910924</text:p>
          </table:table-cell>
          <table:table-cell office:value-type="float" office:value="1353064716" calcext:value-type="float">
            <text:p>13530647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13816" calcext:value-type="float">
            <text:p>80913816</text:p>
          </table:table-cell>
          <table:table-cell office:value-type="float" office:value="93363336" calcext:value-type="float">
            <text:p>93363336</text:p>
          </table:table-cell>
          <table:table-cell office:value-type="float" office:value="1128342600" calcext:value-type="float">
            <text:p>1128342600</text:p>
          </table:table-cell>
          <table:table-cell office:value-type="float" office:value="1352422836" calcext:value-type="float">
            <text:p>13524228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25444" calcext:value-type="float">
            <text:p>80925444</text:p>
          </table:table-cell>
          <table:table-cell office:value-type="float" office:value="93360060" calcext:value-type="float">
            <text:p>93360060</text:p>
          </table:table-cell>
          <table:table-cell office:value-type="float" office:value="1130453856" calcext:value-type="float">
            <text:p>1130453856</text:p>
          </table:table-cell>
          <table:table-cell office:value-type="float" office:value="1352350512" calcext:value-type="float">
            <text:p>13523505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5404" calcext:value-type="float">
            <text:p>80965404</text:p>
          </table:table-cell>
          <table:table-cell office:value-type="float" office:value="93484836" calcext:value-type="float">
            <text:p>93484836</text:p>
          </table:table-cell>
          <table:table-cell office:value-type="float" office:value="1121008716" calcext:value-type="float">
            <text:p>1121008716</text:p>
          </table:table-cell>
          <table:table-cell office:value-type="float" office:value="1352848068" calcext:value-type="float">
            <text:p>13528480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3280" calcext:value-type="float">
            <text:p>80873280</text:p>
          </table:table-cell>
          <table:table-cell office:value-type="float" office:value="93391416" calcext:value-type="float">
            <text:p>93391416</text:p>
          </table:table-cell>
          <table:table-cell office:value-type="float" office:value="1131392772" calcext:value-type="float">
            <text:p>1131392772</text:p>
          </table:table-cell>
          <table:table-cell office:value-type="float" office:value="1359152712" calcext:value-type="float">
            <text:p>135915271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3136" calcext:value-type="float">
            <text:p>80873136</text:p>
          </table:table-cell>
          <table:table-cell office:value-type="float" office:value="93405420" calcext:value-type="float">
            <text:p>93405420</text:p>
          </table:table-cell>
          <table:table-cell office:value-type="float" office:value="1116014868" calcext:value-type="float">
            <text:p>1116014868</text:p>
          </table:table-cell>
          <table:table-cell office:value-type="float" office:value="1351483452" calcext:value-type="float">
            <text:p>13514834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0416" calcext:value-type="float">
            <text:p>80980416</text:p>
          </table:table-cell>
          <table:table-cell office:value-type="float" office:value="100468980" calcext:value-type="float">
            <text:p>100468980</text:p>
          </table:table-cell>
          <table:table-cell office:value-type="float" office:value="1120172724" calcext:value-type="float">
            <text:p>1120172724</text:p>
          </table:table-cell>
          <table:table-cell office:value-type="float" office:value="1351838304" calcext:value-type="float">
            <text:p>13518383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9268" calcext:value-type="float">
            <text:p>80939268</text:p>
          </table:table-cell>
          <table:table-cell office:value-type="float" office:value="93255588" calcext:value-type="float">
            <text:p>93255588</text:p>
          </table:table-cell>
          <table:table-cell office:value-type="float" office:value="1130609952" calcext:value-type="float">
            <text:p>1130609952</text:p>
          </table:table-cell>
          <table:table-cell office:value-type="float" office:value="1352525436" calcext:value-type="float">
            <text:p>13525254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9472" calcext:value-type="float">
            <text:p>80879472</text:p>
          </table:table-cell>
          <table:table-cell office:value-type="float" office:value="93498372" calcext:value-type="float">
            <text:p>93498372</text:p>
          </table:table-cell>
          <table:table-cell office:value-type="float" office:value="1140838416" calcext:value-type="float">
            <text:p>1140838416</text:p>
          </table:table-cell>
          <table:table-cell office:value-type="float" office:value="1352379024" calcext:value-type="float">
            <text:p>135237902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31492" calcext:value-type="float">
            <text:p>80931492</text:p>
          </table:table-cell>
          <table:table-cell office:value-type="float" office:value="93459384" calcext:value-type="float">
            <text:p>93459384</text:p>
          </table:table-cell>
          <table:table-cell office:value-type="float" office:value="1135459188" calcext:value-type="float">
            <text:p>1135459188</text:p>
          </table:table-cell>
          <table:table-cell office:value-type="float" office:value="1352514132" calcext:value-type="float">
            <text:p>135251413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264600" calcext:value-type="float">
            <text:p>81264600</text:p>
          </table:table-cell>
          <table:table-cell office:value-type="float" office:value="93412008" calcext:value-type="float">
            <text:p>93412008</text:p>
          </table:table-cell>
          <table:table-cell office:value-type="float" office:value="1125859140" calcext:value-type="float">
            <text:p>1125859140</text:p>
          </table:table-cell>
          <table:table-cell office:value-type="float" office:value="1352028096" calcext:value-type="float">
            <text:p>135202809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83636" calcext:value-type="float">
            <text:p>81183636</text:p>
          </table:table-cell>
          <table:table-cell office:value-type="float" office:value="93502080" calcext:value-type="float">
            <text:p>93502080</text:p>
          </table:table-cell>
          <table:table-cell office:value-type="float" office:value="1116797688" calcext:value-type="float">
            <text:p>1116797688</text:p>
          </table:table-cell>
          <table:table-cell office:value-type="float" office:value="1352457792" calcext:value-type="float">
            <text:p>135245779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75968" calcext:value-type="float">
            <text:p>81175968</text:p>
          </table:table-cell>
          <table:table-cell office:value-type="float" office:value="93448512" calcext:value-type="float">
            <text:p>93448512</text:p>
          </table:table-cell>
          <table:table-cell office:value-type="float" office:value="1144042272" calcext:value-type="float">
            <text:p>1144042272</text:p>
          </table:table-cell>
          <table:table-cell office:value-type="float" office:value="1352567916" calcext:value-type="float">
            <text:p>13525679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1192888" calcext:value-type="float">
            <text:p>81192888</text:p>
          </table:table-cell>
          <table:table-cell office:value-type="float" office:value="93403908" calcext:value-type="float">
            <text:p>93403908</text:p>
          </table:table-cell>
          <table:table-cell office:value-type="float" office:value="1135488708" calcext:value-type="float">
            <text:p>1135488708</text:p>
          </table:table-cell>
          <table:table-cell office:value-type="float" office:value="1352561688" calcext:value-type="float">
            <text:p>135256168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8408" calcext:value-type="float">
            <text:p>80988408</text:p>
          </table:table-cell>
          <table:table-cell office:value-type="float" office:value="93394764" calcext:value-type="float">
            <text:p>93394764</text:p>
          </table:table-cell>
          <table:table-cell office:value-type="float" office:value="1117085400" calcext:value-type="float">
            <text:p>1117085400</text:p>
          </table:table-cell>
          <table:table-cell office:value-type="float" office:value="1352572272" calcext:value-type="float">
            <text:p>13525722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58800" calcext:value-type="float">
            <text:p>80758800</text:p>
          </table:table-cell>
          <table:table-cell office:value-type="float" office:value="93595428" calcext:value-type="float">
            <text:p>93595428</text:p>
          </table:table-cell>
          <table:table-cell office:value-type="float" office:value="1134885420" calcext:value-type="float">
            <text:p>1134885420</text:p>
          </table:table-cell>
          <table:table-cell office:value-type="float" office:value="1352158236" calcext:value-type="float">
            <text:p>13521582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7044" calcext:value-type="float">
            <text:p>80767044</text:p>
          </table:table-cell>
          <table:table-cell office:value-type="float" office:value="93385188" calcext:value-type="float">
            <text:p>93385188</text:p>
          </table:table-cell>
          <table:table-cell office:value-type="float" office:value="1116843768" calcext:value-type="float">
            <text:p>1116843768</text:p>
          </table:table-cell>
          <table:table-cell office:value-type="float" office:value="1352486556" calcext:value-type="float">
            <text:p>13524865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53076" calcext:value-type="float">
            <text:p>80753076</text:p>
          </table:table-cell>
          <table:table-cell office:value-type="float" office:value="93620700" calcext:value-type="float">
            <text:p>93620700</text:p>
          </table:table-cell>
          <table:table-cell office:value-type="float" office:value="1136131920" calcext:value-type="float">
            <text:p>1136131920</text:p>
          </table:table-cell>
          <table:table-cell office:value-type="float" office:value="1351886220" calcext:value-type="float">
            <text:p>135188622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71688" calcext:value-type="float">
            <text:p>80771688</text:p>
          </table:table-cell>
          <table:table-cell office:value-type="float" office:value="93297348" calcext:value-type="float">
            <text:p>93297348</text:p>
          </table:table-cell>
          <table:table-cell office:value-type="float" office:value="1116795852" calcext:value-type="float">
            <text:p>1116795852</text:p>
          </table:table-cell>
          <table:table-cell office:value-type="float" office:value="1351506204" calcext:value-type="float">
            <text:p>135150620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74028" calcext:value-type="float">
            <text:p>80774028</text:p>
          </table:table-cell>
          <table:table-cell office:value-type="float" office:value="93583800" calcext:value-type="float">
            <text:p>93583800</text:p>
          </table:table-cell>
          <table:table-cell office:value-type="float" office:value="1137434256" calcext:value-type="float">
            <text:p>1137434256</text:p>
          </table:table-cell>
          <table:table-cell office:value-type="float" office:value="1352814372" calcext:value-type="float">
            <text:p>135281437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50844" calcext:value-type="float">
            <text:p>80750844</text:p>
          </table:table-cell>
          <table:table-cell office:value-type="float" office:value="93359808" calcext:value-type="float">
            <text:p>93359808</text:p>
          </table:table-cell>
          <table:table-cell office:value-type="float" office:value="1117825992" calcext:value-type="float">
            <text:p>1117825992</text:p>
          </table:table-cell>
          <table:table-cell office:value-type="float" office:value="1352257452" calcext:value-type="float">
            <text:p>1352257452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69564" calcext:value-type="float">
            <text:p>80769564</text:p>
          </table:table-cell>
          <table:table-cell office:value-type="float" office:value="93375216" calcext:value-type="float">
            <text:p>93375216</text:p>
          </table:table-cell>
          <table:table-cell office:value-type="float" office:value="1133891712" calcext:value-type="float">
            <text:p>1133891712</text:p>
          </table:table-cell>
          <table:table-cell office:value-type="float" office:value="1352824380" calcext:value-type="float">
            <text:p>135282438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749656" calcext:value-type="float">
            <text:p>80749656</text:p>
          </table:table-cell>
          <table:table-cell office:value-type="float" office:value="93353112" calcext:value-type="float">
            <text:p>93353112</text:p>
          </table:table-cell>
          <table:table-cell office:value-type="float" office:value="1116681912" calcext:value-type="float">
            <text:p>1116681912</text:p>
          </table:table-cell>
          <table:table-cell office:value-type="float" office:value="1351779336" calcext:value-type="float">
            <text:p>13517793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7032" calcext:value-type="float">
            <text:p>80887032</text:p>
          </table:table-cell>
          <table:table-cell office:value-type="float" office:value="93533832" calcext:value-type="float">
            <text:p>93533832</text:p>
          </table:table-cell>
          <table:table-cell office:value-type="float" office:value="1118103984" calcext:value-type="float">
            <text:p>1118103984</text:p>
          </table:table-cell>
          <table:table-cell office:value-type="float" office:value="1352079756" calcext:value-type="float">
            <text:p>135207975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85456" calcext:value-type="float">
            <text:p>80985456</text:p>
          </table:table-cell>
          <table:table-cell office:value-type="float" office:value="93313728" calcext:value-type="float">
            <text:p>93313728</text:p>
          </table:table-cell>
          <table:table-cell office:value-type="float" office:value="1136591640" calcext:value-type="float">
            <text:p>1136591640</text:p>
          </table:table-cell>
          <table:table-cell office:value-type="float" office:value="1354969836" calcext:value-type="float">
            <text:p>135496983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60212" calcext:value-type="float">
            <text:p>80860212</text:p>
          </table:table-cell>
          <table:table-cell office:value-type="float" office:value="93380796" calcext:value-type="float">
            <text:p>93380796</text:p>
          </table:table-cell>
          <table:table-cell office:value-type="float" office:value="1116641016" calcext:value-type="float">
            <text:p>1116641016</text:p>
          </table:table-cell>
          <table:table-cell office:value-type="float" office:value="1360249776" calcext:value-type="float">
            <text:p>13602497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8324" calcext:value-type="float">
            <text:p>80838324</text:p>
          </table:table-cell>
          <table:table-cell office:value-type="float" office:value="93304476" calcext:value-type="float">
            <text:p>93304476</text:p>
          </table:table-cell>
          <table:table-cell office:value-type="float" office:value="1127936160" calcext:value-type="float">
            <text:p>1127936160</text:p>
          </table:table-cell>
          <table:table-cell office:value-type="float" office:value="1352053116" calcext:value-type="float">
            <text:p>135205311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60940" calcext:value-type="float">
            <text:p>80960940</text:p>
          </table:table-cell>
          <table:table-cell office:value-type="float" office:value="100755072" calcext:value-type="float">
            <text:p>100755072</text:p>
          </table:table-cell>
          <table:table-cell office:value-type="float" office:value="1131590268" calcext:value-type="float">
            <text:p>1131590268</text:p>
          </table:table-cell>
          <table:table-cell office:value-type="float" office:value="1352533500" calcext:value-type="float">
            <text:p>135253350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35264" calcext:value-type="float">
            <text:p>80835264</text:p>
          </table:table-cell>
          <table:table-cell office:value-type="float" office:value="93080952" calcext:value-type="float">
            <text:p>93080952</text:p>
          </table:table-cell>
          <table:table-cell office:value-type="float" office:value="1116866268" calcext:value-type="float">
            <text:p>1116866268</text:p>
          </table:table-cell>
          <table:table-cell office:value-type="float" office:value="1352839968" calcext:value-type="float">
            <text:p>135283996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955180" calcext:value-type="float">
            <text:p>80955180</text:p>
          </table:table-cell>
          <table:table-cell office:value-type="float" office:value="93407868" calcext:value-type="float">
            <text:p>93407868</text:p>
          </table:table-cell>
          <table:table-cell office:value-type="float" office:value="1121879556" calcext:value-type="float">
            <text:p>1121879556</text:p>
          </table:table-cell>
          <table:table-cell office:value-type="float" office:value="1353391560" calcext:value-type="float">
            <text:p>1353391560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8392" calcext:value-type="float">
            <text:p>80878392</text:p>
          </table:table-cell>
          <table:table-cell office:value-type="float" office:value="93548232" calcext:value-type="float">
            <text:p>93548232</text:p>
          </table:table-cell>
          <table:table-cell office:value-type="float" office:value="1126414836" calcext:value-type="float">
            <text:p>1126414836</text:p>
          </table:table-cell>
          <table:table-cell office:value-type="float" office:value="1353661164" calcext:value-type="float">
            <text:p>1353661164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77636" calcext:value-type="float">
            <text:p>80877636</text:p>
          </table:table-cell>
          <table:table-cell office:value-type="float" office:value="93453372" calcext:value-type="float">
            <text:p>93453372</text:p>
          </table:table-cell>
          <table:table-cell office:value-type="float" office:value="1133150148" calcext:value-type="float">
            <text:p>1133150148</text:p>
          </table:table-cell>
          <table:table-cell office:value-type="float" office:value="1352835828" calcext:value-type="float">
            <text:p>1352835828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  <table:table-row table:style-name="ro1">
          <table:table-cell office:value-type="float" office:value="80880732" calcext:value-type="float">
            <text:p>80880732</text:p>
          </table:table-cell>
          <table:table-cell office:value-type="float" office:value="93435552" calcext:value-type="float">
            <text:p>93435552</text:p>
          </table:table-cell>
          <table:table-cell office:value-type="float" office:value="1133819676" calcext:value-type="float">
            <text:p>1133819676</text:p>
          </table:table-cell>
          <table:table-cell office:value-type="float" office:value="1353156876" calcext:value-type="float">
            <text:p>1353156876</text:p>
          </table:table-cell>
          <table:table-cell/>
          <table:table-cell table:formula="of:=[.L$5]" office:value-type="float" office:value="59232.5030548477" calcext:value-type="float">
            <text:p>59232,5030548477</text:p>
          </table:table-cell>
          <table:table-cell table:formula="of:=[.M$5]" office:value-type="float" office:value="320423.578145382" calcext:value-type="float">
            <text:p>320423,578145382</text:p>
          </table:table-cell>
          <table:table-cell table:formula="of:=[.N$5]" office:value-type="float" office:value="1411284.5252743" calcext:value-type="float">
            <text:p>1411284,5252743</text:p>
          </table:table-cell>
          <table:table-cell table:formula="of:=[.O$5]" office:value-type="float" office:value="418020.703695454" calcext:value-type="float">
            <text:p>418020,7036954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9:32:01.563100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09:40:27.330643445</dc:date>
    <meta:editing-duration>PT1H39M30S</meta:editing-duration>
    <meta:editing-cycles>13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145cm" svg:y="0.709cm" svg:width="36.791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44400">
                <text:p>82544400</text:p>
                <draw:g>
                  <svg:desc>Sheet1.A2:Sheet1.A257</svg:desc>
                </draw:g>
              </table:table-cell>
              <table:table-cell office:value-type="float" office:value="59232.5030548477">
                <text:p>59232.5030548477</text:p>
                <draw:g>
                  <svg:desc>Sheet1.F2:Sheet1.F257</svg:desc>
                </draw:g>
              </table:table-cell>
              <table:table-cell office:value-type="float" office:value="59232.5030548477">
                <text:p>59232.5030548477</text:p>
                <draw:g>
                  <svg:desc>Sheet1.F2:Sheet1.F257</svg:desc>
                </draw:g>
              </table:table-cell>
              <table:table-cell office:value-type="float" office:value="109430748">
                <text:p>109430748</text:p>
                <draw:g>
                  <svg:desc>Sheet1.B2:Sheet1.B257</svg:desc>
                </draw:g>
              </table:table-cell>
              <table:table-cell office:value-type="float" office:value="320423.578145382">
                <text:p>320423.578145382</text:p>
                <draw:g>
                  <svg:desc>Sheet1.G2:Sheet1.G257</svg:desc>
                </draw:g>
              </table:table-cell>
              <table:table-cell office:value-type="float" office:value="320423.578145382">
                <text:p>320423.578145382</text:p>
                <draw:g>
                  <svg:desc>Sheet1.G2:Sheet1.G257</svg:desc>
                </draw:g>
              </table:table-cell>
              <table:table-cell office:value-type="float" office:value="1140811452">
                <text:p>1140811452</text:p>
                <draw:g>
                  <svg:desc>Sheet1.C2:Sheet1.C257</svg:desc>
                </draw:g>
              </table:table-cell>
              <table:table-cell office:value-type="float" office:value="1411284.5252743">
                <text:p>1411284.5252743</text:p>
                <draw:g>
                  <svg:desc>Sheet1.H2:Sheet1.H257</svg:desc>
                </draw:g>
              </table:table-cell>
              <table:table-cell office:value-type="float" office:value="1411284.5252743">
                <text:p>1411284.5252743</text:p>
                <draw:g>
                  <svg:desc>Sheet1.H2:Sheet1.H257</svg:desc>
                </draw:g>
              </table:table-cell>
              <table:table-cell office:value-type="float" office:value="1367625204">
                <text:p>1367625204</text:p>
                <draw:g>
                  <svg:desc>Sheet1.D2:Sheet1.D257</svg:desc>
                </draw:g>
              </table:table-cell>
              <table:table-cell office:value-type="float" office:value="418020.703695454">
                <text:p>418020.703695454</text:p>
                <draw:g>
                  <svg:desc>Sheet1.I2:Sheet1.I257</svg:desc>
                </draw:g>
              </table:table-cell>
              <table:table-cell office:value-type="float" office:value="418020.703695454">
                <text:p>418020.703695454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773776">
                <text:p>807737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6286220">
                <text:p>1062862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0423480">
                <text:p>11404234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68052560">
                <text:p>13680525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793180">
                <text:p>807931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7840368">
                <text:p>978403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316464">
                <text:p>111931646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62544920">
                <text:p>13625449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728596">
                <text:p>807285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274136">
                <text:p>942741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2485400">
                <text:p>11224854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7346656">
                <text:p>13473466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724744">
                <text:p>807247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984984">
                <text:p>939849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692732">
                <text:p>11326927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7512004">
                <text:p>13475120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129672">
                <text:p>811296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197888">
                <text:p>941978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8383668">
                <text:p>11183836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7204204">
                <text:p>13472042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879328">
                <text:p>808793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715496">
                <text:p>947154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8794112">
                <text:p>11287941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36432">
                <text:p>13500364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760024">
                <text:p>807600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172652">
                <text:p>941726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930968">
                <text:p>11179309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83788">
                <text:p>13511837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730180">
                <text:p>807301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391640">
                <text:p>943916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847708">
                <text:p>11368477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447904">
                <text:p>13494479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960616">
                <text:p>809606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019004">
                <text:p>940190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240604">
                <text:p>11272406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8413372">
                <text:p>13484133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330876">
                <text:p>813308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758436">
                <text:p>937584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1337684">
                <text:p>11213376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655876">
                <text:p>13496558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383616">
                <text:p>813836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54100">
                <text:p>935541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928108">
                <text:p>11339281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7738984">
                <text:p>13477389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225792">
                <text:p>812257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92828">
                <text:p>934928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34704">
                <text:p>11169347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8577172">
                <text:p>13485771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271368">
                <text:p>812713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29116">
                <text:p>935291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2762472">
                <text:p>11427624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045388">
                <text:p>13490453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255204">
                <text:p>812552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01764">
                <text:p>936017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9712624">
                <text:p>11397126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8434000">
                <text:p>13484340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54440">
                <text:p>811544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0624">
                <text:p>934806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687300">
                <text:p>11376873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03432">
                <text:p>13515034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828460">
                <text:p>808284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19656">
                <text:p>936196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609456">
                <text:p>11316094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353764">
                <text:p>13493537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55084">
                <text:p>815550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1016">
                <text:p>934310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615968">
                <text:p>11176159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8398792">
                <text:p>13483987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758584">
                <text:p>807585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4282308">
                <text:p>942823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740984">
                <text:p>11207409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524872">
                <text:p>13495248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033660">
                <text:p>810336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706092">
                <text:p>937060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2517944">
                <text:p>11225179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437572">
                <text:p>13494375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072072">
                <text:p>810720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669320">
                <text:p>1006693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956084">
                <text:p>11389560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6626088">
                <text:p>13566260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201204">
                <text:p>812012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17508">
                <text:p>933175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734676">
                <text:p>11197346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566776">
                <text:p>13495667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083376">
                <text:p>810833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087036">
                <text:p>930870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194668">
                <text:p>11271946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91544">
                <text:p>13513915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959500">
                <text:p>809595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2580">
                <text:p>933625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8667852">
                <text:p>11186678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11196">
                <text:p>13509111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023976">
                <text:p>810239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203964">
                <text:p>932039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640592">
                <text:p>11176405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82100">
                <text:p>13507821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887824">
                <text:p>808878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5228">
                <text:p>933452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1565076">
                <text:p>11415650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43296">
                <text:p>13512432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914320">
                <text:p>809143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1032">
                <text:p>933610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941632">
                <text:p>11279416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01292">
                <text:p>13513012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819280">
                <text:p>808192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0872">
                <text:p>933408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033128">
                <text:p>11350331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76816">
                <text:p>13508768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102816">
                <text:p>811028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814812">
                <text:p>938148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368144">
                <text:p>11173681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63308">
                <text:p>135166330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011484">
                <text:p>810114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2816">
                <text:p>934328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400412">
                <text:p>11324004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59904">
                <text:p>13509599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160632">
                <text:p>811606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20160">
                <text:p>936201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5159156">
                <text:p>11251591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466812">
                <text:p>13504668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904852">
                <text:p>809048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5180">
                <text:p>934651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200320">
                <text:p>11362003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89460">
                <text:p>13509894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885160">
                <text:p>808851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1804">
                <text:p>934718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609316">
                <text:p>11276093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80496">
                <text:p>13500804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874648">
                <text:p>808746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99848">
                <text:p>934998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92836">
                <text:p>11168928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312720">
                <text:p>13533127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876664">
                <text:p>808766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768192">
                <text:p>937681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457768">
                <text:p>11334577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68580">
                <text:p>13509685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838612">
                <text:p>808386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22960">
                <text:p>935229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536900">
                <text:p>11205369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27452">
                <text:p>13516274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089352">
                <text:p>810893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5108">
                <text:p>934651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1153920">
                <text:p>11411539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093896">
                <text:p>13510938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071964">
                <text:p>810719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9772">
                <text:p>934497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540332">
                <text:p>11175403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4072500">
                <text:p>13540725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002700">
                <text:p>810027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95924">
                <text:p>934959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939600">
                <text:p>11349396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98704">
                <text:p>13508987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15660">
                <text:p>810156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5804">
                <text:p>933458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782016">
                <text:p>11377820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19684">
                <text:p>13508196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208368">
                <text:p>812083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8420">
                <text:p>934684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03544">
                <text:p>11171035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01496">
                <text:p>13516014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900532">
                <text:p>809005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36948">
                <text:p>1005369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9808304">
                <text:p>11298083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7882488">
                <text:p>13578824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903232">
                <text:p>809032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37436">
                <text:p>931374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502324">
                <text:p>11365023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74788">
                <text:p>13511747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932968">
                <text:p>809329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16556">
                <text:p>931165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93276">
                <text:p>11169932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57216">
                <text:p>13524572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848836">
                <text:p>808488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52628">
                <text:p>931526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9957056">
                <text:p>11299570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07944">
                <text:p>13521079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932320">
                <text:p>809323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76280">
                <text:p>931762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95348">
                <text:p>11167953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19604">
                <text:p>13516196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020016">
                <text:p>810200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04640">
                <text:p>931046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210284">
                <text:p>11352102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661428">
                <text:p>13506614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864424">
                <text:p>808644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94248">
                <text:p>936942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526652">
                <text:p>11175266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80892">
                <text:p>13509808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847288">
                <text:p>808472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9552">
                <text:p>934895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997028">
                <text:p>11359970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54184">
                <text:p>13514541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874468">
                <text:p>808744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80740">
                <text:p>935807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81744">
                <text:p>11172817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25268">
                <text:p>13513252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760892">
                <text:p>857608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18784">
                <text:p>935187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973844">
                <text:p>11359738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050660">
                <text:p>13510506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536040">
                <text:p>815360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3576">
                <text:p>934835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9346612">
                <text:p>11393466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14136">
                <text:p>13521141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23416">
                <text:p>812234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98776">
                <text:p>935987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38608">
                <text:p>11171386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209500">
                <text:p>13522095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889948">
                <text:p>808899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5668">
                <text:p>934456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00924">
                <text:p>11172009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93780">
                <text:p>13509937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61344">
                <text:p>810613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86716">
                <text:p>935867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255476">
                <text:p>11232554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030284">
                <text:p>13510302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029132">
                <text:p>820291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8480">
                <text:p>934084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01780">
                <text:p>11171017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27592">
                <text:p>13511275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201636">
                <text:p>812016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3488">
                <text:p>934634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370944">
                <text:p>11163709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31320">
                <text:p>13500313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762148">
                <text:p>807621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6612">
                <text:p>934566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914348">
                <text:p>11239143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228456">
                <text:p>13502284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788968">
                <text:p>807889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4164">
                <text:p>934541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229412">
                <text:p>11232294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4312332">
                <text:p>13543123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836848">
                <text:p>808368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2380">
                <text:p>934723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500868">
                <text:p>11165008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47484">
                <text:p>13500474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231768">
                <text:p>812317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7284">
                <text:p>933972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1460012">
                <text:p>11214600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147780">
                <text:p>13501477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330372">
                <text:p>813303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22700">
                <text:p>934227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482292">
                <text:p>11344822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968428">
                <text:p>13499684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171972">
                <text:p>811719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14772">
                <text:p>1005147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9653072">
                <text:p>11296530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6812244">
                <text:p>13568122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408096">
                <text:p>814080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2854800">
                <text:p>928548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755760">
                <text:p>11317557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116992">
                <text:p>13491169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231120">
                <text:p>812311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20480">
                <text:p>931204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63424">
                <text:p>11168634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49164">
                <text:p>13512491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817408">
                <text:p>808174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99212">
                <text:p>931992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931136">
                <text:p>11389311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517716">
                <text:p>13505177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791092">
                <text:p>807910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837060">
                <text:p>938370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8308032">
                <text:p>11183080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272016">
                <text:p>13502720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813700">
                <text:p>808137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6468">
                <text:p>933664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020412">
                <text:p>11160204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10044">
                <text:p>13509100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894016">
                <text:p>808940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29440">
                <text:p>935294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548204">
                <text:p>11205482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389556">
                <text:p>13503895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244728">
                <text:p>812447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53344">
                <text:p>935533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223596">
                <text:p>11162235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16804">
                <text:p>13508168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031860">
                <text:p>810318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25696">
                <text:p>935256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507068">
                <text:p>11355070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685360">
                <text:p>13496853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108180">
                <text:p>811081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33724">
                <text:p>935337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21384">
                <text:p>11169213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25396">
                <text:p>13520253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134280">
                <text:p>811342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33364">
                <text:p>935333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812076">
                <text:p>11198120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60760">
                <text:p>13508607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154656">
                <text:p>811546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3488">
                <text:p>934634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068968">
                <text:p>11330689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26956">
                <text:p>13508269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371700">
                <text:p>813717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6424">
                <text:p>934464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44488">
                <text:p>11168444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42152">
                <text:p>13513421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292752">
                <text:p>812927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6348">
                <text:p>934863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091232">
                <text:p>11350912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06444">
                <text:p>13500064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591912">
                <text:p>815919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8012">
                <text:p>934080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04740">
                <text:p>11172047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45016">
                <text:p>13511450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408816">
                <text:p>814088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4468">
                <text:p>933844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627360">
                <text:p>11376273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80012">
                <text:p>13516800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28172">
                <text:p>808281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56152">
                <text:p>935561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2037848">
                <text:p>11220378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575280">
                <text:p>13505752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766828">
                <text:p>807668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10044">
                <text:p>936100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14812">
                <text:p>11171148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6974280">
                <text:p>13569742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846748">
                <text:p>808467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7104">
                <text:p>934871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57492">
                <text:p>11169574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35084">
                <text:p>13516350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848152">
                <text:p>808481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0156">
                <text:p>933901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028852">
                <text:p>11360288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23744">
                <text:p>13516237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157032">
                <text:p>811570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40276">
                <text:p>935402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06120">
                <text:p>11169061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7633152">
                <text:p>13576331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136116">
                <text:p>811361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660788">
                <text:p>1006607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456432">
                <text:p>11374564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451512">
                <text:p>13504515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92952">
                <text:p>810929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2893572">
                <text:p>928935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427376">
                <text:p>11324273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79044">
                <text:p>13512790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120816">
                <text:p>811208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14256">
                <text:p>936142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56688">
                <text:p>11172566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531252">
                <text:p>13505312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060948">
                <text:p>810609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2672">
                <text:p>934326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859024">
                <text:p>11338590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90252">
                <text:p>13500902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984088">
                <text:p>809840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6024">
                <text:p>934860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014348">
                <text:p>11230143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064536">
                <text:p>13530645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997192">
                <text:p>809971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6604">
                <text:p>934466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8666276">
                <text:p>11286662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35248">
                <text:p>13523352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010800">
                <text:p>810108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9772">
                <text:p>934497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729552">
                <text:p>11317295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34368">
                <text:p>13512343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104472">
                <text:p>811044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6992">
                <text:p>934369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855480">
                <text:p>11318554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086372">
                <text:p>13510863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878608">
                <text:p>808786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0184">
                <text:p>933801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2138936">
                <text:p>11221389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982772">
                <text:p>13519827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965008">
                <text:p>809650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1896">
                <text:p>934518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930012">
                <text:p>11199300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54344">
                <text:p>13516543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034524">
                <text:p>810345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4764">
                <text:p>933947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861072">
                <text:p>11378610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44820">
                <text:p>13518448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041652">
                <text:p>810416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6476">
                <text:p>933764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057892">
                <text:p>11300578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95240">
                <text:p>13507952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080640">
                <text:p>810806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3800">
                <text:p>934038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108776">
                <text:p>11321087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81600">
                <text:p>13512816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989704">
                <text:p>809897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9380">
                <text:p>934093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854996">
                <text:p>11388549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650628">
                <text:p>13506506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992260">
                <text:p>809922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2820">
                <text:p>934828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605200">
                <text:p>11306052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32532">
                <text:p>13512325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901540">
                <text:p>809015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1756">
                <text:p>934117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596940">
                <text:p>11195969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475020">
                <text:p>13504750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003780">
                <text:p>810037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7384">
                <text:p>934773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9166748">
                <text:p>11291667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56620">
                <text:p>13517566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879004">
                <text:p>808790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58512">
                <text:p>933585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5619704">
                <text:p>11256197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56808">
                <text:p>135095680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890236">
                <text:p>808902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9860">
                <text:p>934698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559484">
                <text:p>11175594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99256">
                <text:p>13514992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994348">
                <text:p>809943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71200">
                <text:p>935712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335084">
                <text:p>11203350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444636">
                <text:p>13504446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072504">
                <text:p>810725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9964">
                <text:p>934199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6949508">
                <text:p>11269495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8920224">
                <text:p>13589202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835984">
                <text:p>808359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73632">
                <text:p>1005736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676132">
                <text:p>11276761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321048">
                <text:p>13503210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913996">
                <text:p>809139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2905416">
                <text:p>929054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9769956">
                <text:p>11197699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857296">
                <text:p>13498572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173880">
                <text:p>811738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40168">
                <text:p>935401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416096">
                <text:p>11174160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326340">
                <text:p>13503263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874324">
                <text:p>808743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0220">
                <text:p>934702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066044">
                <text:p>11320660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920692">
                <text:p>13499206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840196">
                <text:p>808401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6488">
                <text:p>934364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26120">
                <text:p>11167261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826552">
                <text:p>13498265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833212">
                <text:p>808332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2740">
                <text:p>934727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079952">
                <text:p>11200799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181332">
                <text:p>13501813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890920">
                <text:p>808909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2828">
                <text:p>934028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989152">
                <text:p>11369891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72324">
                <text:p>13509723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827488">
                <text:p>808274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0564">
                <text:p>934505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4206992">
                <text:p>11242069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32600">
                <text:p>13507326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918316">
                <text:p>809183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82152">
                <text:p>936821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534324">
                <text:p>11315343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73636">
                <text:p>13511736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851500">
                <text:p>808515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19308">
                <text:p>933193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06496">
                <text:p>11171064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32492">
                <text:p>13525324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019008">
                <text:p>810190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0604">
                <text:p>934106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159368">
                <text:p>11381593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15264">
                <text:p>13509152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825832">
                <text:p>808258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3260">
                <text:p>934032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567584">
                <text:p>11175675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05492">
                <text:p>13507054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802900">
                <text:p>808029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1240">
                <text:p>934412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9982768">
                <text:p>11399827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52752">
                <text:p>13515527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026568">
                <text:p>810265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3604">
                <text:p>933836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83388">
                <text:p>11166833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86224">
                <text:p>13523862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851716">
                <text:p>808517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7404">
                <text:p>933674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669308">
                <text:p>11386693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96248">
                <text:p>13516962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865720">
                <text:p>808657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6976">
                <text:p>935069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898612">
                <text:p>11368986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35080">
                <text:p>13511350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946468">
                <text:p>809464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0536">
                <text:p>933705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736784">
                <text:p>11177367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873432">
                <text:p>13508734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995140">
                <text:p>809951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2008">
                <text:p>934120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262368">
                <text:p>11342623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87912">
                <text:p>13518879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976240">
                <text:p>809762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21224">
                <text:p>934212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066496">
                <text:p>11300664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37172">
                <text:p>13516371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961840">
                <text:p>809618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2044">
                <text:p>935020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769004">
                <text:p>11177690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91560">
                <text:p>13515915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940492">
                <text:p>809404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3756">
                <text:p>933937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2064144">
                <text:p>11420641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8768592">
                <text:p>13587685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874864">
                <text:p>808748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60852">
                <text:p>1005608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701128">
                <text:p>11337011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79920">
                <text:p>13509799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1004500">
                <text:p>810045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2997468">
                <text:p>929974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19592">
                <text:p>11170195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656872">
                <text:p>13526568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875728">
                <text:p>808757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73504">
                <text:p>935735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569508">
                <text:p>11375695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693612">
                <text:p>13506936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996040">
                <text:p>809960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13276">
                <text:p>935132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74412">
                <text:p>11169744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553428">
                <text:p>13505534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915868">
                <text:p>809158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8492">
                <text:p>933784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197548">
                <text:p>11361975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059112">
                <text:p>13500591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817192">
                <text:p>808171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719340">
                <text:p>937193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72200">
                <text:p>11167722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23924">
                <text:p>13507239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049788">
                <text:p>810497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22584">
                <text:p>933225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906392">
                <text:p>11329063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69072">
                <text:p>13512690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896284">
                <text:p>808962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0716">
                <text:p>933707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54552">
                <text:p>11166545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519040">
                <text:p>13495190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886312">
                <text:p>808863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8556">
                <text:p>933685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779092">
                <text:p>11367790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67124">
                <text:p>13507671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942184">
                <text:p>809421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3860">
                <text:p>933438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486920">
                <text:p>11234869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49638416">
                <text:p>13496384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990280">
                <text:p>809902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6376">
                <text:p>933863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80544">
                <text:p>11166805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149040">
                <text:p>13501490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939052">
                <text:p>809390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4728">
                <text:p>934847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816896">
                <text:p>11328168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98228">
                <text:p>13507982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952912">
                <text:p>809529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2912">
                <text:p>933729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06452">
                <text:p>11170064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075248">
                <text:p>13510752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811180">
                <text:p>808111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8968">
                <text:p>933889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811072">
                <text:p>11338110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77616">
                <text:p>13509776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895096">
                <text:p>808950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8944">
                <text:p>934489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341308">
                <text:p>11333413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38256">
                <text:p>13521382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006444">
                <text:p>810064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4224">
                <text:p>933942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823808">
                <text:p>11238238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48580">
                <text:p>13520485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896536">
                <text:p>808965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6700">
                <text:p>933867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401096">
                <text:p>11234010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85172">
                <text:p>13513851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940348">
                <text:p>809403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8200">
                <text:p>935082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6756872">
                <text:p>11267568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72240">
                <text:p>13512722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955216">
                <text:p>809552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20388">
                <text:p>933203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464020">
                <text:p>11364640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85716">
                <text:p>13518857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948484">
                <text:p>809484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4588">
                <text:p>934445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80236">
                <text:p>11168802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65057324">
                <text:p>13650573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937432">
                <text:p>809374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4244">
                <text:p>933742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726912">
                <text:p>11347269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09076">
                <text:p>13514090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979012">
                <text:p>809790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324404">
                <text:p>1003244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353024">
                <text:p>11173530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91848">
                <text:p>13524918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948592">
                <text:p>809485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093264">
                <text:p>930932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440340">
                <text:p>11374403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29232">
                <text:p>13518292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917092">
                <text:p>809170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35820">
                <text:p>936358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91592">
                <text:p>11170915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92776">
                <text:p>13523927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928216">
                <text:p>809282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15256">
                <text:p>935152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986128">
                <text:p>11369861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15588">
                <text:p>13518155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835660">
                <text:p>808356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28100">
                <text:p>934281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91016">
                <text:p>11170910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82388">
                <text:p>13525823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991900">
                <text:p>809919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27704">
                <text:p>934277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404744">
                <text:p>11384047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913012">
                <text:p>13529130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111600">
                <text:p>811116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96392">
                <text:p>934963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94560">
                <text:p>11172945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49796">
                <text:p>13528497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891208">
                <text:p>808912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9032">
                <text:p>934690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127748">
                <text:p>11321277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52288">
                <text:p>13520522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795484">
                <text:p>807954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58008">
                <text:p>933580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45056">
                <text:p>11167450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67392">
                <text:p>13518673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992152">
                <text:p>809921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9424">
                <text:p>934194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290212">
                <text:p>11362902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91524">
                <text:p>13524915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980092">
                <text:p>809800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0184">
                <text:p>933801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4848728">
                <text:p>11248487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30188">
                <text:p>13516301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933760">
                <text:p>809337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4524">
                <text:p>934545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68060">
                <text:p>11167680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57912">
                <text:p>13512579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979264">
                <text:p>809792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2144">
                <text:p>9340214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679188">
                <text:p>11316791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32344">
                <text:p>13511323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872668">
                <text:p>808726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8384">
                <text:p>933783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790612">
                <text:p>11367906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99496">
                <text:p>13517994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01512">
                <text:p>810015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0192">
                <text:p>933901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543168">
                <text:p>11165431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57020">
                <text:p>13513570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942004">
                <text:p>809420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0680">
                <text:p>933706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341020">
                <text:p>11333410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78424">
                <text:p>13511784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942328">
                <text:p>809423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95428">
                <text:p>935954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305316">
                <text:p>11163053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38548">
                <text:p>13517385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829252">
                <text:p>808292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4028">
                <text:p>933740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589444">
                <text:p>11365894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961424">
                <text:p>13519614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865576">
                <text:p>808655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1536">
                <text:p>933615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84180">
                <text:p>11166841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23292">
                <text:p>13518232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765820">
                <text:p>807658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5824">
                <text:p>935058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020808">
                <text:p>11340208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9586944">
                <text:p>13595869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734896">
                <text:p>807348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3848">
                <text:p>933738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3128036">
                <text:p>11231280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31556">
                <text:p>13507315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766432">
                <text:p>807664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21540">
                <text:p>1005215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13048">
                <text:p>11171130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21544">
                <text:p>13520215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792424">
                <text:p>807924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048804">
                <text:p>930488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743964">
                <text:p>113774396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95860">
                <text:p>13517958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796744">
                <text:p>807967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28512">
                <text:p>936285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479900">
                <text:p>11324799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55528">
                <text:p>13520555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845668">
                <text:p>808456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21908">
                <text:p>934219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24580">
                <text:p>11168245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47172">
                <text:p>13524471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931852">
                <text:p>809318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1624">
                <text:p>934716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352052">
                <text:p>11353520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43872">
                <text:p>13521438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832708">
                <text:p>808327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76240">
                <text:p>935762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753044">
                <text:p>11207530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94528">
                <text:p>13517945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870976">
                <text:p>808709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4956">
                <text:p>933649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619784">
                <text:p>11176197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10496">
                <text:p>13516104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915256">
                <text:p>809152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5476">
                <text:p>933854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519640">
                <text:p>11365196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906496">
                <text:p>13529064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891568">
                <text:p>808915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5452">
                <text:p>934454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27924">
                <text:p>11172279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01552">
                <text:p>13523015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923032">
                <text:p>809230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0208">
                <text:p>934102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528444">
                <text:p>11345284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67032">
                <text:p>13518670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913060">
                <text:p>809130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8752">
                <text:p>933887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431316">
                <text:p>11164313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04384">
                <text:p>13517043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891064">
                <text:p>808910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12924">
                <text:p>936129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390652">
                <text:p>11363906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788796">
                <text:p>13507887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939016">
                <text:p>809390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3488">
                <text:p>933734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199016">
                <text:p>11171990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86640">
                <text:p>13512866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895600">
                <text:p>808956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9420">
                <text:p>933694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611800">
                <text:p>11366118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97448">
                <text:p>135139744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830800">
                <text:p>808308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8484">
                <text:p>933684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93600">
                <text:p>11169936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0900504">
                <text:p>13509005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998488">
                <text:p>809984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6656">
                <text:p>934666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8681360">
                <text:p>11286813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44484">
                <text:p>13512444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893368">
                <text:p>808933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7300">
                <text:p>934173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3657576">
                <text:p>11436575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254852">
                <text:p>13512548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911296">
                <text:p>8091129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3012">
                <text:p>933630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46164">
                <text:p>111664616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56768">
                <text:p>13513567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903772">
                <text:p>809037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50680">
                <text:p>935506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260764">
                <text:p>113626076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46868">
                <text:p>13513468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922204">
                <text:p>809222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3284">
                <text:p>933432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252980">
                <text:p>11172529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9230688">
                <text:p>13592306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904600">
                <text:p>809046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531368">
                <text:p>1005313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756704">
                <text:p>11327567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330200">
                <text:p>13513302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976672">
                <text:p>809766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62024">
                <text:p>931620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47836">
                <text:p>11168478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39072">
                <text:p>13515390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928900">
                <text:p>809289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2120">
                <text:p>934621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1112252">
                <text:p>11211122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18216">
                <text:p>13518182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929512">
                <text:p>809295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7816">
                <text:p>934778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804488">
                <text:p>11388044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28712">
                <text:p>13516287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963820">
                <text:p>809638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6392">
                <text:p>9340639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566316">
                <text:p>11165663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92856">
                <text:p>13524928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911836">
                <text:p>809118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6360">
                <text:p>933663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9357844">
                <text:p>113935784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41456">
                <text:p>13525414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972784">
                <text:p>809727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11988">
                <text:p>936119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326376">
                <text:p>11163263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623276">
                <text:p>13516232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848440">
                <text:p>808484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21916">
                <text:p>935219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2377416">
                <text:p>11423774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64272">
                <text:p>13515642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884332">
                <text:p>808843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5896">
                <text:p>935058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407412">
                <text:p>11164074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07852">
                <text:p>13514078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878320">
                <text:p>8087832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1024">
                <text:p>934410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466940">
                <text:p>11324669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14060">
                <text:p>13525140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836056">
                <text:p>808360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5212">
                <text:p>935052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30320">
                <text:p>11170303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66652">
                <text:p>13520666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818992">
                <text:p>808189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3824">
                <text:p>933438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0825852">
                <text:p>11408258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244024">
                <text:p>13522440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992404">
                <text:p>809924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9868">
                <text:p>933898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049500">
                <text:p>11160495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41136">
                <text:p>13521411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772768">
                <text:p>807727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3252">
                <text:p>933932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518136">
                <text:p>11375181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64296">
                <text:p>13518642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897544">
                <text:p>808975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11656">
                <text:p>935116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966132">
                <text:p>11169661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183392">
                <text:p>13511833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975916">
                <text:p>809759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1540">
                <text:p>9341154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489680">
                <text:p>113548968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70692">
                <text:p>13521706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848512">
                <text:p>808485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19560">
                <text:p>933195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96004">
                <text:p>11168960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53772">
                <text:p>13521537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924616">
                <text:p>809246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0832">
                <text:p>933808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081032">
                <text:p>113808103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28792">
                <text:p>13517287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870760">
                <text:p>8087076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2580">
                <text:p>933625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419300">
                <text:p>11174193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60784">
                <text:p>135206078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880264">
                <text:p>808802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5960">
                <text:p>934059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412576">
                <text:p>11364125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8996436">
                <text:p>13589964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0558568">
                <text:p>805585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6620">
                <text:p>933766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4494524">
                <text:p>11244945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67524">
                <text:p>13521675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437932">
                <text:p>804379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473624">
                <text:p>10047362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020588">
                <text:p>11380205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00268">
                <text:p>13520002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579556">
                <text:p>805795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176676">
                <text:p>931766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9079888">
                <text:p>11390798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61140">
                <text:p>135246114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0405064">
                <text:p>804050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49404">
                <text:p>9334940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113436">
                <text:p>11341134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38676">
                <text:p>13515386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326152">
                <text:p>8032615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0584">
                <text:p>934305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468392">
                <text:p>11204683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33232">
                <text:p>13514332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359848">
                <text:p>8035984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2464">
                <text:p>934424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529600">
                <text:p>11305296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74992">
                <text:p>13514749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678772">
                <text:p>806787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64496">
                <text:p>934644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400512">
                <text:p>11314005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10800">
                <text:p>13518108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893332">
                <text:p>808933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31368">
                <text:p>933313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8633120">
                <text:p>11286331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41136">
                <text:p>13521411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123984">
                <text:p>8112398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6348">
                <text:p>934863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2311528">
                <text:p>113231152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16208">
                <text:p>135281620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814888">
                <text:p>808148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1828">
                <text:p>935018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475172">
                <text:p>11174751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69124">
                <text:p>13514691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906328">
                <text:p>809063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7556">
                <text:p>9337755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8819896">
                <text:p>113881989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4436856">
                <text:p>13544368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959212">
                <text:p>809592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3008">
                <text:p>934030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942976">
                <text:p>11339429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98464">
                <text:p>13514984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840700">
                <text:p>808407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6208">
                <text:p>934462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12692">
                <text:p>11167126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06444">
                <text:p>135180644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970516">
                <text:p>809705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9312">
                <text:p>934593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4056512">
                <text:p>11240565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206080">
                <text:p>13522060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930880">
                <text:p>809308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70508">
                <text:p>934705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089360">
                <text:p>11350893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37032">
                <text:p>13521370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917092">
                <text:p>809170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4512">
                <text:p>933945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054504">
                <text:p>113405450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90264">
                <text:p>13524902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938224">
                <text:p>809382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10000">
                <text:p>935100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910924">
                <text:p>11279109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064716">
                <text:p>13530647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913816">
                <text:p>809138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3336">
                <text:p>933633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8342600">
                <text:p>11283426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22836">
                <text:p>13524228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25444">
                <text:p>809254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60060">
                <text:p>9336006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453856">
                <text:p>11304538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50512">
                <text:p>13523505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965404">
                <text:p>8096540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84836">
                <text:p>9348483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1008716">
                <text:p>11210087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48068">
                <text:p>13528480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873280">
                <text:p>808732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1416">
                <text:p>933914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392772">
                <text:p>11313927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9152712">
                <text:p>135915271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873136">
                <text:p>808731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5420">
                <text:p>9340542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014868">
                <text:p>11160148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483452">
                <text:p>13514834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0980416">
                <text:p>8098041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468980">
                <text:p>1004689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0172724">
                <text:p>112017272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38304">
                <text:p>13518383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939268">
                <text:p>809392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255588">
                <text:p>932555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0609952">
                <text:p>11306099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25436">
                <text:p>13525254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0879472">
                <text:p>8087947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98372">
                <text:p>934983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0838416">
                <text:p>11408384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379024">
                <text:p>135237902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931492">
                <text:p>809314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9384">
                <text:p>9345938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459188">
                <text:p>11354591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14132">
                <text:p>135251413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264600">
                <text:p>812646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12008">
                <text:p>934120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5859140">
                <text:p>11258591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28096">
                <text:p>135202809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183636">
                <text:p>811836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02080">
                <text:p>9350208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97688">
                <text:p>111679768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57792">
                <text:p>135245779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175968">
                <text:p>8117596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48512">
                <text:p>934485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44042272">
                <text:p>114404227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67916">
                <text:p>13525679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192888">
                <text:p>811928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3908">
                <text:p>934039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5488708">
                <text:p>113548870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61688">
                <text:p>135256168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988408">
                <text:p>8098840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94764">
                <text:p>93394764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085400">
                <text:p>111708540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72272">
                <text:p>13525722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758800">
                <text:p>8075880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95428">
                <text:p>935954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4885420">
                <text:p>11348854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158236">
                <text:p>13521582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767044">
                <text:p>807670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5188">
                <text:p>9338518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43768">
                <text:p>11168437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486556">
                <text:p>13524865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753076">
                <text:p>8075307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620700">
                <text:p>936207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131920">
                <text:p>113613192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886220">
                <text:p>135188622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771688">
                <text:p>8077168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297348">
                <text:p>9329734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795852">
                <text:p>111679585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506204">
                <text:p>135150620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774028">
                <text:p>80774028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83800">
                <text:p>93583800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7434256">
                <text:p>11374342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14372">
                <text:p>135281437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750844">
                <text:p>8075084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59808">
                <text:p>9335980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7825992">
                <text:p>111782599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257452">
                <text:p>1352257452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769564">
                <text:p>807695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75216">
                <text:p>9337521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891712">
                <text:p>11338917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24380">
                <text:p>135282438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749656">
                <text:p>807496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53112">
                <text:p>9335311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81912">
                <text:p>1116681912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1779336">
                <text:p>13517793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887032">
                <text:p>808870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33832">
                <text:p>935338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8103984">
                <text:p>1118103984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79756">
                <text:p>135207975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985456">
                <text:p>8098545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13728">
                <text:p>9331372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6591640">
                <text:p>113659164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4969836">
                <text:p>135496983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860212">
                <text:p>8086021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80796">
                <text:p>9338079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641016">
                <text:p>111664101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60249776">
                <text:p>13602497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838324">
                <text:p>8083832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304476">
                <text:p>93304476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7936160">
                <text:p>1127936160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053116">
                <text:p>135205311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960940">
                <text:p>8096094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100755072">
                <text:p>1007550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1590268">
                <text:p>11315902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533500">
                <text:p>135253350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835264">
                <text:p>80835264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080952">
                <text:p>930809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16866268">
                <text:p>111686626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39968">
                <text:p>135283996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955180">
                <text:p>80955180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07868">
                <text:p>93407868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1879556">
                <text:p>112187955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391560">
                <text:p>1353391560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878392">
                <text:p>8087839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548232">
                <text:p>9354823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26414836">
                <text:p>112641483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661164">
                <text:p>1353661164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877636">
                <text:p>80877636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53372">
                <text:p>9345337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150148">
                <text:p>1133150148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2835828">
                <text:p>1352835828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880732">
                <text:p>80880732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59232.5030548477">
                <text:p>59232.5030548477</text:p>
              </table:table-cell>
              <table:table-cell office:value-type="float" office:value="93435552">
                <text:p>9343555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320423.578145382">
                <text:p>320423.578145382</text:p>
              </table:table-cell>
              <table:table-cell office:value-type="float" office:value="1133819676">
                <text:p>1133819676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411284.5252743">
                <text:p>1411284.5252743</text:p>
              </table:table-cell>
              <table:table-cell office:value-type="float" office:value="1353156876">
                <text:p>1353156876</text:p>
              </table:table-cell>
              <table:table-cell office:value-type="float" office:value="418020.703695454">
                <text:p>418020.703695454</text:p>
              </table:table-cell>
              <table:table-cell office:value-type="float" office:value="418020.703695454">
                <text:p>418020.703695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144cm" svg:y="0.709cm" svg:width="38.87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80973254.53125">
                <text:p>80973254.53125</text:p>
                <draw:g>
                  <svg:desc>Sheet1.L2:Sheet1.O2</svg:desc>
                </draw:g>
              </table:table-cell>
              <table:table-cell office:value-type="float" office:value="93915591.46875">
                <text:p>93915591.46875</text:p>
              </table:table-cell>
              <table:table-cell office:value-type="float" office:value="1127015871.89063">
                <text:p>1127015871.89063</text:p>
              </table:table-cell>
              <table:table-cell office:value-type="float" office:value="1351933908.89063">
                <text:p>1351933908.89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